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Lato" svg:font-family="Lato, apple-system, BlinkMacSystemFont, 'Segoe UI', Roboto, Oxygen, Ubuntu, Cantarell, 'Fira Sans', 'Droid Sans', 'Helvetica Neue', sans-serif"/>
    <style:font-face style:name="Lato1" svg:font-family="Lato, sans-serif"/>
    <style:font-face style:name="SFMono-Regular" svg:font-family="SFMono-Regular, Consolas, 'Roboto Mono', 'Droid Sans Mono', 'Liberation Mono', Menlo, Courier,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start" style:justify-single-word="false"/>
      <style:text-properties fo:font-variant="normal" fo:text-transform="none" fo:color="#485768" style:font-name="Lato" fo:letter-spacing="normal" fo:font-style="normal" fo:font-weight="normal"/>
    </style:style>
    <style:style style:name="P2" style:family="paragraph" style:parent-style-name="Text_20_body">
      <style:paragraph-properties style:line-height-at-least="0.198in"/>
      <style:text-properties fo:font-variant="normal" fo:text-transform="none" fo:color="#485768" style:font-name="Lato" fo:font-size="18pt" fo:letter-spacing="normal" fo:font-style="normal" fo:font-weight="normal" fo:background-color="#fffffe" style:font-size-asian="15.75pt" style:font-size-complex="18pt"/>
    </style:style>
    <style:style style:name="P3" style:family="paragraph" style:parent-style-name="Text_20_body">
      <style:paragraph-properties style:line-height-at-least="0.198in"/>
      <style:text-properties fo:font-variant="normal" fo:text-transform="none" fo:color="#485768" style:font-name="Lato" fo:font-size="18pt" fo:letter-spacing="normal" fo:font-style="normal" fo:font-weight="normal" officeooo:paragraph-rsid="002bca44" fo:background-color="#fffffe" style:font-size-asian="15.75pt" style:font-size-complex="18pt"/>
    </style:style>
    <style:style style:name="P4" style:family="paragraph" style:parent-style-name="Text_20_body">
      <style:paragraph-properties style:line-height-at-least="0.198in"/>
      <style:text-properties fo:font-variant="normal" fo:text-transform="none" fo:color="#485768" style:font-name="Lato" fo:font-size="18pt" fo:letter-spacing="normal" fo:font-style="normal" fo:font-weight="normal" officeooo:paragraph-rsid="002dc73f" fo:background-color="#fffffe" style:font-size-asian="15.75pt" style:font-size-complex="18pt"/>
    </style:style>
    <style:style style:name="P5"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style>
    <style:style style:name="P6"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485768" style:font-name="Lato1" fo:font-size="12pt" fo:letter-spacing="normal" fo:font-style="normal" fo:font-weight="normal"/>
    </style:style>
    <style:style style:name="P7" style:family="paragraph" style:parent-style-name="Heading_20_2">
      <style:paragraph-properties fo:margin-left="0in" fo:margin-right="0in" fo:margin-top="0in" fo:margin-bottom="0in" loext:contextual-spacing="false" fo:line-height="110%" fo:text-align="start" style:justify-single-word="false" fo:orphans="2" fo:widows="2" fo:text-indent="0in" style:auto-text-indent="false" fo:padding="0in" fo:border="none"/>
      <style:text-properties fo:font-variant="normal" fo:text-transform="none" fo:color="#485768" style:font-name="Lato" fo:font-size="18pt" fo:letter-spacing="normal" fo:font-style="normal" fo:font-weight="normal" style:font-size-asian="18pt" style:font-size-complex="18pt"/>
    </style:style>
    <style:style style:name="P8" style:family="paragraph" style:parent-style-name="Preformatted_20_Text">
      <loext:graphic-properties draw:fill="solid" draw:fill-color="#eeeeee" draw:opacity="100%"/>
      <style:paragraph-properties fo:margin-left="0in" fo:margin-right="0in" fo:margin-top="0in" fo:margin-bottom="0in" loext:contextual-spacing="false" fo:line-height="142%" fo:text-align="start" style:justify-single-word="false" fo:orphans="2" fo:widows="2" fo:text-indent="0in" style:auto-text-indent="false" fo:background-color="#eeeeee" fo:padding="0in" fo:border="none"/>
    </style:style>
    <style:style style:name="P9" style:family="paragraph" style:parent-style-name="Text_20_body">
      <style:paragraph-properties fo:margin-left="0in" fo:margin-right="0in" fo:margin-top="0in" fo:margin-bottom="0in" loext:contextual-spacing="false" fo:line-height="145%" fo:orphans="2" fo:widows="2" fo:text-indent="0in" style:auto-text-indent="false"/>
    </style:style>
    <style:style style:name="P10" style:family="paragraph" style:parent-style-name="Text_20_body">
      <style:paragraph-properties fo:margin-left="0in" fo:margin-right="0in" fo:margin-top="0in" fo:margin-bottom="0in" loext:contextual-spacing="false" fo:orphans="2" fo:widows="2" fo:text-indent="0in" style:auto-text-indent="false"/>
      <style:text-properties fo:font-size="18pt" style:font-size-asian="18pt" style:font-size-complex="18pt"/>
    </style:style>
    <style:style style:name="P11"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485768" style:font-name="Lato1" fo:font-size="12pt" fo:letter-spacing="normal" fo:font-style="normal" fo:font-weight="normal"/>
    </style:style>
    <style:style style:name="P12" style:family="paragraph" style:parent-style-name="Standard">
      <style:paragraph-properties fo:margin-left="0in" fo:margin-right="0in" fo:margin-top="0in" fo:margin-bottom="0in" loext:contextual-spacing="false" fo:orphans="2" fo:widows="2" fo:text-indent="0in" style:auto-text-indent="false"/>
      <style:text-properties fo:color="#000000" style:font-name="Consolas" fo:font-size="10.5pt" fo:font-weight="normal" fo:background-color="#fffffe" style:font-size-asian="18pt" style:font-size-complex="18pt"/>
    </style:style>
    <style:style style:name="P13" style:family="paragraph" style:parent-style-name="Standard">
      <style:text-properties fo:font-size="18pt" style:font-size-asian="15.75pt" style:font-size-complex="18pt"/>
    </style:style>
    <style:style style:name="P14" style:family="paragraph" style:parent-style-name="Standard">
      <style:paragraph-properties style:line-height-at-least="0.198in"/>
      <style:text-properties fo:font-size="18pt" style:font-size-asian="15.75pt" style:font-size-complex="18pt"/>
    </style:style>
    <style:style style:name="P15" style:family="paragraph" style:parent-style-name="Standard">
      <style:text-properties fo:font-size="18pt" style:font-size-asian="18pt" style:font-size-complex="18pt"/>
    </style:style>
    <style:style style:name="P16" style:family="paragraph" style:parent-style-name="Standard">
      <style:text-properties fo:font-variant="normal" fo:text-transform="none" fo:color="#485768" style:font-name="Lato1" fo:font-size="12pt" fo:letter-spacing="normal" fo:font-style="normal" fo:font-weight="normal" style:font-size-asian="15.75pt" style:font-size-complex="18pt"/>
    </style:style>
    <style:style style:name="P17" style:family="paragraph" style:parent-style-name="Standard">
      <style:paragraph-properties style:line-height-at-least="0.198in"/>
      <style:text-properties fo:font-variant="normal" fo:text-transform="none" fo:color="#485768" style:font-name="Lato1" fo:font-size="12pt" fo:letter-spacing="normal" fo:font-style="normal" fo:font-weight="normal" officeooo:paragraph-rsid="001bdb22" fo:background-color="#fffffe" style:font-size-asian="15.75pt" style:font-size-complex="18pt"/>
    </style:style>
    <style:style style:name="P18" style:family="paragraph" style:parent-style-name="Standard">
      <style:paragraph-properties style:line-height-at-least="0.198in"/>
      <style:text-properties fo:font-variant="normal" fo:text-transform="none" fo:color="#485768" style:font-name="Lato1" fo:font-size="12pt" fo:letter-spacing="normal" fo:font-style="normal" fo:font-weight="normal" officeooo:paragraph-rsid="002dc73f" fo:background-color="#fffffe" style:font-size-asian="15.75pt" style:font-size-complex="18pt"/>
    </style:style>
    <style:style style:name="P19" style:family="paragraph" style:parent-style-name="Standard">
      <style:paragraph-properties style:line-height-at-least="0.198in"/>
      <style:text-properties fo:font-variant="normal" fo:text-transform="none" fo:color="#000000" style:font-name="Consolas" fo:font-size="10.5pt" fo:letter-spacing="normal" fo:font-style="normal" fo:font-weight="normal" fo:background-color="#fffffe" style:font-size-asian="15.75pt" style:font-size-complex="18pt"/>
    </style:style>
    <style:style style:name="P20" style:family="paragraph" style:parent-style-name="Standard">
      <style:paragraph-properties style:line-height-at-least="0.198in"/>
      <style:text-properties fo:font-variant="normal" fo:text-transform="none" fo:color="#000000" style:font-name="Consolas" fo:font-size="10.5pt" fo:letter-spacing="normal" fo:font-style="normal" fo:font-weight="normal" officeooo:paragraph-rsid="002bca44" fo:background-color="#fffffe" style:font-size-asian="15.75pt" style:font-size-complex="18pt"/>
    </style:style>
    <style:style style:name="P21" style:family="paragraph" style:parent-style-name="Standard">
      <style:paragraph-properties style:line-height-at-least="0.198in"/>
      <style:text-properties fo:font-variant="normal" fo:text-transform="none" fo:color="#000000" style:font-name="Consolas" fo:font-size="10.5pt" fo:letter-spacing="normal" fo:font-style="normal" fo:font-weight="normal" officeooo:paragraph-rsid="002dc73f" fo:background-color="#fffffe" style:font-size-asian="15.75pt" style:font-size-complex="18pt"/>
    </style:style>
    <style:style style:name="P22" style:family="paragraph" style:parent-style-name="Standard">
      <style:paragraph-properties style:line-height-at-least="0.198in"/>
      <style:text-properties fo:color="#000000" style:font-name="Consolas" fo:font-size="10.5pt" fo:font-weight="normal" fo:background-color="#fffffe"/>
    </style:style>
    <style:style style:name="P23" style:family="paragraph" style:parent-style-name="Standard">
      <style:paragraph-properties style:line-height-at-least="0.198in"/>
      <style:text-properties fo:color="#000000" style:font-name="Consolas" fo:font-size="10.5pt" fo:font-weight="normal" officeooo:paragraph-rsid="001ae002" fo:background-color="#fffffe"/>
    </style:style>
    <style:style style:name="P24" style:family="paragraph" style:parent-style-name="Standard">
      <style:text-properties fo:color="#000000" style:font-name="Consolas" fo:font-size="10.5pt" fo:font-weight="normal" fo:background-color="#fffffe" style:font-size-asian="15.75pt" style:font-size-complex="18pt"/>
    </style:style>
    <style:style style:name="P25" style:family="paragraph" style:parent-style-name="Standard">
      <style:paragraph-properties style:line-height-at-least="0.198in"/>
      <style:text-properties fo:color="#000000" style:font-name="Consolas" fo:font-size="10.5pt" fo:font-weight="normal" fo:background-color="#fffffe" style:font-size-asian="15.75pt" style:font-size-complex="18pt"/>
    </style:style>
    <style:style style:name="P26" style:family="paragraph" style:parent-style-name="Standard">
      <style:paragraph-properties style:line-height-at-least="0.198in"/>
      <style:text-properties fo:color="#000000" style:font-name="Consolas" fo:font-size="10.5pt" fo:font-weight="normal" officeooo:paragraph-rsid="001bdb22" fo:background-color="#fffffe" style:font-size-asian="15.75pt" style:font-size-complex="18pt"/>
    </style:style>
    <style:style style:name="P27" style:family="paragraph" style:parent-style-name="Standard">
      <style:text-properties fo:color="#000000" style:font-name="Consolas" fo:font-size="10.5pt" fo:font-weight="normal" fo:background-color="#fffffe" style:font-size-asian="18pt" style:font-size-complex="18pt"/>
    </style:style>
    <style:style style:name="P28" style:family="paragraph" style:parent-style-name="Standard">
      <style:paragraph-properties style:line-height-at-least="0.198in"/>
      <style:text-properties fo:color="#000000" style:font-name="Consolas" fo:font-size="10.5pt" fo:font-weight="normal" officeooo:rsid="0022e158" officeooo:paragraph-rsid="0022e158" fo:background-color="#fffffe"/>
    </style:style>
    <style:style style:name="P29" style:family="paragraph" style:parent-style-name="Standard">
      <style:text-properties fo:color="#000000" style:font-name="Consolas" fo:font-size="10.5pt" fo:font-weight="normal" fo:background-color="#fffffe" style:font-size-asian="11.3500003814697pt" style:font-size-complex="13pt"/>
    </style:style>
    <style:style style:name="P30" style:family="paragraph" style:parent-style-name="Standard">
      <style:paragraph-properties style:line-height-at-least="0.198in"/>
      <style:text-properties fo:color="#000000" style:font-name="Consolas" fo:font-size="10.5pt" fo:font-weight="normal" officeooo:paragraph-rsid="001ae002" fo:background-color="#ffff00" style:font-size-asian="15.75pt" style:font-size-complex="18pt"/>
    </style:style>
    <style:style style:name="P31" style:family="paragraph" style:parent-style-name="Standard">
      <style:paragraph-properties style:line-height-at-least="0.198in"/>
      <style:text-properties fo:color="#000000" style:font-name="Consolas" fo:font-size="10.5pt" fo:font-weight="normal" officeooo:paragraph-rsid="001ae002" fo:background-color="#ffff00"/>
    </style:style>
    <style:style style:name="P32" style:family="paragraph" style:parent-style-name="Standard">
      <style:paragraph-properties style:line-height-at-least="0.198in"/>
      <style:text-properties fo:color="#000000" style:font-name="Consolas" fo:font-size="18pt" fo:font-weight="normal" fo:background-color="#fffffe" style:font-size-asian="15.75pt" style:font-size-complex="18pt"/>
    </style:style>
    <style:style style:name="P33" style:family="paragraph" style:parent-style-name="Standard">
      <style:paragraph-properties style:line-height-at-least="0.198in"/>
      <style:text-properties fo:color="#000000" style:font-name="Consolas" fo:font-size="18pt" fo:font-weight="normal" officeooo:paragraph-rsid="001bdb22" fo:background-color="#fffffe" style:font-size-asian="15.75pt" style:font-size-complex="18pt"/>
    </style:style>
    <style:style style:name="P34" style:family="paragraph" style:parent-style-name="Standard">
      <style:paragraph-properties style:line-height-at-least="0.198in"/>
    </style:style>
    <style:style style:name="P35" style:family="paragraph" style:parent-style-name="Standard">
      <style:paragraph-properties style:line-height-at-least="0.198in"/>
      <style:text-properties fo:color="#008000" style:font-name="Consolas" fo:font-size="10.5pt" fo:font-weight="normal" fo:background-color="#fffffe"/>
    </style:style>
    <style:style style:name="P36" style:family="paragraph" style:parent-style-name="Standard">
      <style:text-properties fo:font-size="13pt" style:font-size-asian="11.3500003814697pt" style:font-size-complex="13pt"/>
    </style:style>
    <style:style style:name="P37" style:family="paragraph" style:parent-style-name="Heading_20_2">
      <style:paragraph-properties fo:text-align="center" style:justify-single-word="false"/>
      <style:text-properties fo:font-variant="normal" fo:text-transform="none" fo:color="#485768" style:font-name="Lato" fo:font-size="20pt" fo:letter-spacing="normal" fo:font-style="normal" fo:font-weight="bold" style:font-size-asian="20pt" style:font-weight-asian="bold" style:font-size-complex="20pt" style:font-weight-complex="bold"/>
    </style:style>
    <style:style style:name="P38" style:family="paragraph" style:parent-style-name="Heading_20_2">
      <style:text-properties fo:font-variant="normal" fo:text-transform="none" fo:color="#485768" style:font-name="Lato" fo:font-size="18pt" fo:letter-spacing="normal" fo:font-style="normal" fo:font-weight="normal" style:font-size-asian="15.75pt" style:font-size-complex="18pt"/>
    </style:style>
    <style:style style:name="P39" style:family="paragraph" style:parent-style-name="Heading_20_2">
      <style:paragraph-properties style:line-height-at-least="0.198in"/>
      <style:text-properties fo:font-variant="normal" fo:text-transform="none" fo:color="#485768" style:font-name="Lato" fo:font-size="18pt" fo:letter-spacing="normal" fo:font-style="normal" fo:font-weight="normal" fo:background-color="#fffffe" style:font-size-asian="15.75pt" style:font-size-complex="18pt"/>
    </style:style>
    <style:style style:name="P40" style:family="paragraph" style:parent-style-name="Heading_20_2">
      <style:paragraph-properties style:line-height-at-least="0.198in"/>
      <style:text-properties fo:font-variant="normal" fo:text-transform="none" fo:color="#485768" style:font-name="Lato" fo:font-size="18pt" fo:letter-spacing="normal" fo:font-style="normal" fo:font-weight="normal" officeooo:paragraph-rsid="002bca44" fo:background-color="#fffffe" style:font-size-asian="15.75pt" style:font-size-complex="18pt"/>
    </style:style>
    <style:style style:name="P41" style:family="paragraph" style:parent-style-name="Heading_20_2">
      <style:paragraph-properties style:line-height-at-least="0.198in"/>
      <style:text-properties fo:font-variant="normal" fo:text-transform="none" fo:color="#485768" style:font-name="Lato" fo:font-size="18pt" fo:letter-spacing="normal" fo:font-style="normal" fo:font-weight="normal" officeooo:paragraph-rsid="002dc73f" fo:background-color="#fffffe" style:font-size-asian="15.75pt" style:font-size-complex="18pt"/>
    </style:style>
    <style:style style:name="P42" style:family="paragraph" style:parent-style-name="Heading_20_2">
      <style:text-properties fo:font-variant="normal" fo:text-transform="none" fo:color="#485768" fo:font-size="18pt" fo:letter-spacing="normal" style:font-size-asian="15.75pt" style:font-size-complex="18pt"/>
    </style:style>
    <style:style style:name="P43" style:family="paragraph" style:parent-style-name="Standard">
      <style:paragraph-properties fo:margin-top="0in" fo:margin-bottom="0.1965in" loext:contextual-spacing="false" style:line-height-at-least="0.198in"/>
    </style:style>
    <style:style style:name="P44" style:family="paragraph" style:parent-style-name="Standard">
      <style:paragraph-properties fo:margin-top="0in" fo:margin-bottom="0.1965in" loext:contextual-spacing="false" style:line-height-at-least="0.198in"/>
      <style:text-properties fo:color="#000000" style:font-name="Consolas" fo:font-size="10.5pt" fo:font-weight="normal" fo:background-color="#fffffe"/>
    </style:style>
    <style:style style:name="P45" style:family="paragraph" style:parent-style-name="Preformatted_20_Text">
      <loext:graphic-properties draw:fill="solid" draw:fill-color="#eeeeee" draw:opacity="100%"/>
      <style:paragraph-properties fo:margin-top="0in" fo:margin-bottom="0in" loext:contextual-spacing="false" fo:line-height="142%" fo:text-align="start" style:justify-single-word="false" fo:orphans="2" fo:widows="2" fo:background-color="#eeeeee" fo:padding="0in" fo:border="none"/>
    </style:style>
    <style:style style:name="P46" style:family="paragraph" style:parent-style-name="Standard">
      <style:paragraph-properties style:line-height-at-least="0.198in"/>
      <style:text-properties fo:color="#000000" style:font-name="Consolas" fo:font-size="10.5pt" fo:font-weight="normal" fo:background-color="#fffffe"/>
    </style:style>
    <style:style style:name="P47" style:family="paragraph" style:parent-style-name="Standard">
      <style:paragraph-properties style:line-height-at-least="0.198in"/>
      <style:text-properties fo:color="#000000" style:font-name="Consolas" fo:font-size="10.5pt" fo:font-weight="normal" officeooo:paragraph-rsid="002dc73f" fo:background-color="#fffffe"/>
    </style:style>
    <style:style style:name="P48" style:family="paragraph" style:parent-style-name="Standard">
      <style:paragraph-properties style:line-height-at-least="0.198in"/>
    </style:style>
    <style:style style:name="P49" style:family="paragraph" style:parent-style-name="Standard">
      <style:paragraph-properties fo:margin-top="0in" fo:margin-bottom="0.1965in" loext:contextual-spacing="false" style:line-height-at-least="0.198in"/>
      <style:text-properties fo:color="#000000" style:font-name="Consolas" fo:font-size="10.5pt" fo:font-weight="normal" fo:background-color="#fffffe"/>
    </style:style>
    <style:style style:name="T1" style:family="text">
      <style:text-properties fo:font-variant="normal" fo:text-transform="none" fo:color="#485768" style:font-name="Lato1" fo:font-size="12pt" fo:letter-spacing="normal" fo:font-style="normal"/>
    </style:style>
    <style:style style:name="T2" style:family="text">
      <style:text-properties fo:font-variant="normal" fo:text-transform="none" fo:color="#485768" style:font-name="Lato1" fo:font-size="12pt" fo:letter-spacing="normal" fo:font-style="normal" fo:font-weight="normal"/>
    </style:style>
    <style:style style:name="T3" style:family="text">
      <style:text-properties fo:font-variant="normal" fo:text-transform="none" fo:color="#485768" style:font-name="Lato1" fo:font-size="12pt" fo:letter-spacing="normal" fo:font-style="normal" fo:font-weight="bold"/>
    </style:style>
    <style:style style:name="T4" style:family="text">
      <style:text-properties fo:font-variant="normal" fo:text-transform="none" fo:color="#485768" fo:letter-spacing="normal"/>
    </style:style>
    <style:style style:name="T5" style:family="text">
      <style:text-properties fo:font-variant="normal" fo:text-transform="none" fo:color="#c7254e" style:font-name="SFMono-Regular" fo:font-size="12pt" fo:letter-spacing="normal" fo:font-style="normal" fo:font-weight="normal" loext:padding="0in" loext:border="none"/>
    </style:style>
    <style:style style:name="T6" style:family="text">
      <style:text-properties fo:font-variant="normal" fo:text-transform="none" fo:color="#c7254e" style:font-name="SFMono-Regular" fo:letter-spacing="normal" fo:font-style="normal" loext:padding="0in" loext:border="none"/>
    </style:style>
    <style:style style:name="T7" style:family="text">
      <style:text-properties fo:font-variant="normal" fo:text-transform="none" fo:color="#c7254e" style:font-name="SFMono-Regular" fo:font-size="13pt" fo:letter-spacing="normal" fo:font-style="normal" style:font-size-asian="13pt" style:font-size-complex="13pt" loext:padding="0in" loext:border="none"/>
    </style:style>
    <style:style style:name="T8" style:family="text">
      <style:text-properties fo:font-variant="normal" fo:text-transform="none" fo:color="#0000ff" style:font-name="Lato1" fo:font-size="12pt" fo:letter-spacing="normal" fo:font-style="normal"/>
    </style:style>
    <style:style style:name="T9" style:family="text">
      <style:text-properties fo:font-variant="normal" fo:text-transform="none" style:font-name="Lato1" fo:font-size="12pt" fo:letter-spacing="normal" fo:font-style="normal"/>
    </style:style>
    <style:style style:name="T10" style:family="text">
      <style:text-properties fo:font-variant="normal" fo:text-transform="none" fo:color="#00107e" style:font-name="Lato1" fo:font-size="12pt" fo:letter-spacing="normal" fo:font-style="normal"/>
    </style:style>
    <style:style style:name="T11" style:family="text">
      <style:text-properties fo:color="#0000ff"/>
    </style:style>
    <style:style style:name="T12" style:family="text">
      <style:text-properties fo:color="#0000ff" fo:background-color="#ffff00" loext:char-shading-value="0"/>
    </style:style>
    <style:style style:name="T13" style:family="text">
      <style:text-properties fo:color="#0000ff" fo:font-size="13pt" style:font-size-asian="11.3500003814697pt" style:font-size-complex="13pt"/>
    </style:style>
    <style:style style:name="T14" style:family="text">
      <style:text-properties fo:color="#00107e"/>
    </style:style>
    <style:style style:name="T15" style:family="text">
      <style:text-properties fo:color="#00107e" fo:background-color="#ffff00" loext:char-shading-value="0"/>
    </style:style>
    <style:style style:name="T16" style:family="text">
      <style:text-properties fo:color="#00107e" fo:font-size="13pt" style:font-size-asian="11.3500003814697pt" style:font-size-complex="13pt"/>
    </style:style>
    <style:style style:name="T17" style:family="text">
      <style:text-properties fo:color="#008080"/>
    </style:style>
    <style:style style:name="T18" style:family="text">
      <style:text-properties fo:color="#09885a"/>
    </style:style>
    <style:style style:name="T19" style:family="text">
      <style:text-properties style:font-name="Lato" fo:font-style="normal" fo:font-weight="normal"/>
    </style:style>
    <style:style style:name="T20" style:family="text">
      <style:text-properties fo:background-color="#ffff00" loext:char-shading-value="0"/>
    </style:style>
    <style:style style:name="T21" style:family="text">
      <style:text-properties style:font-name="Lato1" fo:font-size="12pt"/>
    </style:style>
    <style:style style:name="T22" style:family="text">
      <style:text-properties style:font-name="Lato1" fo:font-size="12pt" fo:font-style="italic"/>
    </style:style>
    <style:style style:name="T23" style:family="text">
      <style:text-properties style:font-name="Lato1" fo:font-size="9pt"/>
    </style:style>
    <style:style style:name="T24" style:family="text">
      <style:text-properties fo:color="#a31515"/>
    </style:style>
    <style:style style:name="T25" style:family="text">
      <style:text-properties fo:color="#800000"/>
    </style:style>
    <style:style style:name="T26" style:family="text">
      <style:text-properties fo:font-size="13pt" style:font-size-asian="11.3500003814697pt" style:font-size-complex="13pt"/>
    </style:style>
    <style:style style:name="T27" style:family="text">
      <style:text-properties fo:color="#485768" style:font-name="Lato1" fo:font-size="12pt" fo:letter-spacing="normal"/>
    </style:style>
    <style:style style:name="T28" style:family="text">
      <style:text-properties fo:color="#c7254e" style:font-name="SFMono-Regular" loext:padding="0in" loext: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7" text:outline-level="2">Intermediate Algorithm Scripting:</text:h>
      <text:p text:style-name="P1"/>
      <text:h text:style-name="P38" text:outline-level="2">Sum All Numbers in a Range</text:h>
      <text:p text:style-name="P16">We'll pass you an array of two numbers. Return the sum of those two numbers plus the sum of all the numbers between them. The lowest number will not always come first.</text:p>
      <text:p text:style-name="P5"><text:span text:style-name="T2">For example, </text:span><text:span text:style-name="Source_20_Text"><text:span text:style-name="T5">sumAll([4,1])</text:span></text:span><text:span text:style-name="T2"> should return </text:span><text:span text:style-name="Source_20_Text"><text:span text:style-name="T5">10</text:span></text:span><text:span text:style-name="T2"> because sum of all the numbers between 1 and 4 (both inclusive) is </text:span><text:span text:style-name="Source_20_Text"><text:span text:style-name="T5">10</text:span></text:span><text:span text:style-name="T2">.</text:span></text:p>
      <text:p text:style-name="P24"><text:span text:style-name="T11">function</text:span> <text:span text:style-name="T14">sumAll</text:span>(<text:span text:style-name="T14">arr</text:span>) {</text:p>
      <text:p text:style-name="P22"><text:span text:style-name="T11">let</text:span> <text:span text:style-name="T14">minimumNumber</text:span> = <text:span text:style-name="T17">Math</text:span>.<text:span text:style-name="T14">min</text:span>(<text:span text:style-name="T14">arr</text:span>[<text:span text:style-name="T18">0</text:span>], <text:span text:style-name="T14">arr</text:span>[<text:span text:style-name="T18">1</text:span>]);</text:p>
      <text:p text:style-name="P22"><text:span text:style-name="T11">let</text:span> <text:span text:style-name="T14">maximumNumber</text:span> = <text:span text:style-name="T17">Math</text:span>.<text:span text:style-name="T14">max</text:span>(<text:span text:style-name="T14">arr</text:span>[<text:span text:style-name="T18">0</text:span>], <text:span text:style-name="T14">arr</text:span>[<text:span text:style-name="T18">1</text:span>]);</text:p>
      <text:p text:style-name="P22"><text:span text:style-name="T11">var</text:span> <text:span text:style-name="T14">result</text:span> = <text:span text:style-name="T18">0</text:span>;</text:p>
      <text:p text:style-name="P34"/>
      <text:p text:style-name="P22"><text:span text:style-name="T11">for</text:span> (<text:span text:style-name="T11">var</text:span> <text:span text:style-name="T14">i</text:span> = <text:span text:style-name="T14">minimumNumber</text:span>; <text:span text:style-name="T14">i</text:span> &lt;= <text:span text:style-name="T14">maximumNumber</text:span>; <text:span text:style-name="T14">i</text:span> += <text:span text:style-name="T18">1</text:span>){</text:p>
      <text:p text:style-name="P22"><text:span text:style-name="T14">result</text:span> += <text:span text:style-name="T14">i</text:span>;</text:p>
      <text:p text:style-name="P22">}</text:p>
      <text:p text:style-name="P34"/>
      <text:p text:style-name="P22"><text:span text:style-name="T11">return</text:span> <text:span text:style-name="T14">result</text:span>;</text:p>
      <text:p text:style-name="P22">}</text:p>
      <text:p text:style-name="P34"/>
      <text:p text:style-name="P22"><text:span text:style-name="T14">console</text:span>.<text:span text:style-name="T14">log</text:span>(<text:span text:style-name="T14">sumAll</text:span>([<text:span text:style-name="T18">1</text:span>, <text:span text:style-name="T18">4</text:span>]));</text:p>
      <text:p text:style-name="P13"/>
      <text:h text:style-name="P42" text:outline-level="2"> <text:span text:style-name="T19">Diff Two Arrays</text:span></text:h>
      <text:p text:style-name="P13"><text:span text:style-name="T2">Compare two arrays and return a new array with any items only found in one of the two given arrays, but not both. In other words, return the symmetric difference of the two arrays. </text:span><text:span text:style-name="Strong_20_Emphasis"><text:span text:style-name="T2">Note</text:span></text:span><text:line-break/><text:span text:style-name="T2">You can return the array with its elements in any order.</text:span> </text:p>
      <text:p text:style-name="P24"><text:span text:style-name="T11">function</text:span> <text:span text:style-name="T14">diffArray</text:span>(<text:span text:style-name="T14">arr1</text:span>, <text:span text:style-name="T14">arr2</text:span>) {</text:p>
      <text:p text:style-name="P22"><text:span text:style-name="T11">var</text:span> <text:span text:style-name="T14">newArr</text:span> = [];</text:p>
      <text:p text:style-name="P22"><text:span text:style-name="T11">for</text:span> (<text:span text:style-name="T11">let</text:span> <text:span text:style-name="T14">i</text:span> = <text:span text:style-name="T18">0</text:span>; <text:span text:style-name="T14">i</text:span> &lt; <text:span text:style-name="T14">arr1</text:span>.<text:span text:style-name="T14">length</text:span>; <text:span text:style-name="T14">i</text:span> += <text:span text:style-name="T18">1</text:span>){</text:p>
      <text:p text:style-name="P22"><text:span text:style-name="T11">if</text:span> (<text:span text:style-name="T14">arr2</text:span>.<text:span text:style-name="T14">indexOf</text:span>(<text:span text:style-name="T14">arr1</text:span>[<text:span text:style-name="T14">i</text:span>]) === -<text:span text:style-name="T18">1</text:span>){</text:p>
      <text:p text:style-name="P22"><text:span text:style-name="T14">newArr</text:span>.<text:span text:style-name="T14">push</text:span>(<text:span text:style-name="T14">arr1</text:span>[<text:span text:style-name="T14">i</text:span>]);</text:p>
      <text:p text:style-name="P22">}</text:p>
      <text:p text:style-name="P22">}</text:p>
      <text:p text:style-name="P22"><text:span text:style-name="T11">for</text:span> (<text:span text:style-name="T11">let</text:span> <text:span text:style-name="T14">j</text:span> = <text:span text:style-name="T18">0</text:span>; <text:span text:style-name="T14">j</text:span> &lt; <text:span text:style-name="T14">arr2</text:span>.<text:span text:style-name="T14">length</text:span>; <text:span text:style-name="T14">j</text:span> += <text:span text:style-name="T18">1</text:span>){</text:p>
      <text:p text:style-name="P22"><text:span text:style-name="T11">if</text:span> (<text:span text:style-name="T14">arr1</text:span>.<text:span text:style-name="T14">indexOf</text:span>(<text:span text:style-name="T14">arr2</text:span>[<text:span text:style-name="T14">j</text:span>]) === -<text:span text:style-name="T18">1</text:span>){</text:p>
      <text:p text:style-name="P22"><text:span text:style-name="T14">newArr</text:span>.<text:span text:style-name="T14">push</text:span>(<text:span text:style-name="T14">arr2</text:span>[<text:span text:style-name="T14">j</text:span>]);</text:p>
      <text:p text:style-name="P22">}</text:p>
      <text:p text:style-name="P22">}</text:p>
      <text:p text:style-name="P35">// Same, same; but different.</text:p>
      <text:p text:style-name="P22"><text:span text:style-name="T11">return</text:span> <text:span text:style-name="T14">newArr</text:span>;</text:p>
      <text:p text:style-name="P22"><text:soft-page-break/>}</text:p>
      <text:p text:style-name="P34"/>
      <text:p text:style-name="P22"><text:span text:style-name="T14">console</text:span>.<text:span text:style-name="T14">log</text:span>(<text:span text:style-name="T14">diffArray</text:span>([<text:span text:style-name="T18">1</text:span>, <text:span text:style-name="T18">2</text:span>, <text:span text:style-name="T18">3</text:span>, <text:span text:style-name="T18">5</text:span>], [<text:span text:style-name="T18">1</text:span>, <text:span text:style-name="T18">2</text:span>, <text:span text:style-name="T18">3</text:span>, <text:span text:style-name="T18">4</text:span>, <text:span text:style-name="T18">5</text:span>]));</text:p>
      <text:p text:style-name="P22"/>
      <text:h text:style-name="P39" text:outline-level="2">Seek and Destroy</text:h>
      <text:p text:style-name="P9"><text:span text:style-name="T2">You will be provided with an initial array (the first argument in the destroyer function), followed by one or more arguments. Remove all elements from the initial array that are of the same value as these arguments. </text:span><text:span text:style-name="Strong_20_Emphasis"><text:span text:style-name="T3">Note</text:span></text:span><text:span text:style-name="T2"><text:line-break/>You have to use the </text:span><text:span text:style-name="Source_20_Text"><text:span text:style-name="T5">arguments</text:span></text:span><text:span text:style-name="T2"> object.</text:span></text:p>
      <text:p text:style-name="P14"/>
      <text:p text:style-name="P23"><text:span text:style-name="T12">function</text:span><text:span text:style-name="T20"> </text:span><text:span text:style-name="T15">destroyer</text:span><text:span text:style-name="T20">(</text:span><text:span text:style-name="T15">arr</text:span><text:span text:style-name="T20">) {</text:span></text:p>
      <text:p text:style-name="P35">// Remove all the values</text:p>
      <text:p text:style-name="P22"><text:span text:style-name="T11">let</text:span> <text:span text:style-name="T14">survivors</text:span> = [];</text:p>
      <text:p text:style-name="P22"><text:span text:style-name="T11">let</text:span> <text:span text:style-name="T14">battleField</text:span> = <text:span text:style-name="T17">Object</text:span>.<text:span text:style-name="T14">values</text:span>(<text:span text:style-name="T14">arguments</text:span>)[<text:span text:style-name="T18">0</text:span>];</text:p>
      <text:p text:style-name="P22"><text:span text:style-name="T11">let</text:span> <text:span text:style-name="T14">elementsToDestroy</text:span> = <text:span text:style-name="T17">Object</text:span>.<text:span text:style-name="T14">values</text:span>(<text:span text:style-name="T14">arguments</text:span>).<text:span text:style-name="T14">splice</text:span>(<text:span text:style-name="T18">1</text:span>);</text:p>
      <text:p text:style-name="P34"/>
      <text:p text:style-name="P22"><text:span text:style-name="T11">for</text:span> (<text:span text:style-name="T11">let</text:span> <text:span text:style-name="T14">i</text:span> = <text:span text:style-name="T18">0</text:span>; <text:span text:style-name="T14">i</text:span> &lt; <text:span text:style-name="T14">battleField</text:span>.<text:span text:style-name="T14">length</text:span>; <text:span text:style-name="T14">i</text:span> += <text:span text:style-name="T18">1</text:span>){</text:p>
      <text:p text:style-name="P22"><text:span text:style-name="T11">let</text:span> <text:span text:style-name="T14">positionToRecon</text:span> = <text:span text:style-name="T14">battleField</text:span>[<text:span text:style-name="T14">i</text:span>];</text:p>
      <text:p text:style-name="P22"><text:span text:style-name="T11">if</text:span> (<text:span text:style-name="T14">elementsToDestroy</text:span>.<text:span text:style-name="T14">indexOf</text:span>(<text:span text:style-name="T14">positionToRecon</text:span>) === -<text:span text:style-name="T18">1</text:span>) {</text:p>
      <text:p text:style-name="P22"><text:span text:style-name="T14">survivors</text:span>.<text:span text:style-name="T14">push</text:span>(<text:span text:style-name="T14">positionToRecon</text:span>);</text:p>
      <text:p text:style-name="P22">}</text:p>
      <text:p text:style-name="P22">}</text:p>
      <text:p text:style-name="P22"><text:span text:style-name="T11">return</text:span> <text:span text:style-name="T14">survivors</text:span>;</text:p>
      <text:p text:style-name="P22">}</text:p>
      <text:p text:style-name="P34"/>
      <text:p text:style-name="P22"><text:span text:style-name="T11">let</text:span> <text:span text:style-name="T14">result</text:span> = <text:span text:style-name="T14">destroyer</text:span>([<text:span text:style-name="T18">1</text:span>, <text:span text:style-name="T18">2</text:span>, <text:span text:style-name="T18">3</text:span>, <text:span text:style-name="T18">1</text:span>, <text:span text:style-name="T18">2</text:span>, <text:span text:style-name="T18">3</text:span>], <text:span text:style-name="T18">2</text:span>, <text:span text:style-name="T18">3</text:span>);</text:p>
      <text:p text:style-name="P22"><text:span text:style-name="T14">console</text:span>.<text:span text:style-name="T14">log</text:span>(<text:span text:style-name="T14">result</text:span>);</text:p>
      <text:p text:style-name="P22"/>
      <text:h text:style-name="P39" text:outline-level="2">Wherefore art thou</text:h>
      <text:p text:style-name="P33"><text:span text:style-name="T1">Make a function that looks through an array of objects (first argument) and returns an array of all objects that have matching name and value pairs (second argument). Each name and value pair of the source object has to be present in the object from the collection if it is to be included in the returned array. For example, if the first argument is </text:span><text:span text:style-name="Source_20_Text"><text:span text:style-name="T7">[{ first: "Romeo", last: "Montague" }, { first: "Mercutio", last: null }, { first: "Tybalt", last:</text:span></text:span><text:span text:style-name="Source_20_Text"><text:span text:style-name="T6"> </text:span></text:span><text:span text:style-name="Source_20_Text"><text:span text:style-name="T7">"Capulet" }]</text:span></text:span><text:span text:style-name="T1">, and the second argument is </text:span><text:span text:style-name="Source_20_Text"><text:span text:style-name="T7">{ last: "Capulet" }</text:span></text:span><text:span text:style-name="T1">, then you must return the third object from the array (the first argument), because it contains the name and its value, that was passed on as the second argument.</text:span></text:p>
      <text:p text:style-name="P17"/>
      <text:p text:style-name="P26"><text:span text:style-name="T8">function</text:span><text:span text:style-name="T9"> </text:span><text:span text:style-name="T10">whatIsInAName</text:span><text:span text:style-name="T9">(</text:span><text:span text:style-name="T10">collections</text:span><text:span text:style-name="T9">, </text:span><text:span text:style-name="T10">source</text:span><text:span text:style-name="T9">) {</text:span></text:p>
      <text:p text:style-name="P35">// What's in a name?</text:p>
      <text:p text:style-name="P22"><text:span text:style-name="T11">var</text:span> <text:span text:style-name="T14">arr</text:span> = [];</text:p>
      <text:p text:style-name="P35"><text:soft-page-break/>// Only change code below this line</text:p>
      <text:p text:style-name="P22"><text:span text:style-name="T14">collections</text:span>.<text:span text:style-name="T14">forEach</text:span>(<text:span text:style-name="T14">collection</text:span> =&gt; {</text:p>
      <text:p text:style-name="P22"><text:span text:style-name="T11">let</text:span> <text:span text:style-name="T14">index</text:span> = <text:span text:style-name="T18">0</text:span>;</text:p>
      <text:p text:style-name="P22"><text:span text:style-name="T11">for</text:span> (<text:span text:style-name="T11">let</text:span> <text:span text:style-name="T14">key</text:span> <text:span text:style-name="T11">in</text:span> <text:span text:style-name="T14">source</text:span>) { </text:p>
      <text:p text:style-name="P22"><text:span text:style-name="T14">console</text:span>.<text:span text:style-name="T14">log</text:span>(<text:span text:style-name="T14">key</text:span>, <text:span text:style-name="T14">collection</text:span>, <text:span text:style-name="T14">source</text:span>) </text:p>
      <text:p text:style-name="P22"><text:span text:style-name="T11">if</text:span> (<text:span text:style-name="T14">collection</text:span>[<text:span text:style-name="T14">key</text:span>] === <text:span text:style-name="T14">source</text:span>[<text:span text:style-name="T14">key</text:span>]){</text:p>
      <text:p text:style-name="P22"><text:span text:style-name="T14">index</text:span> += <text:span text:style-name="T18">1</text:span>;</text:p>
      <text:p text:style-name="P22">} </text:p>
      <text:p text:style-name="P22"><text:span text:style-name="T11">if</text:span> (<text:span text:style-name="T14">index</text:span> === <text:span text:style-name="T17">Object</text:span>.<text:span text:style-name="T14">keys</text:span>(<text:span text:style-name="T14">source</text:span>).<text:span text:style-name="T14">length</text:span>){</text:p>
      <text:p text:style-name="P22"><text:span text:style-name="T14">arr</text:span>.<text:span text:style-name="T14">push</text:span>(<text:span text:style-name="T14">collection</text:span>);</text:p>
      <text:p text:style-name="P22">}</text:p>
      <text:p text:style-name="P22"><text:span text:style-name="T14">console</text:span>.<text:span text:style-name="T14">log</text:span>(<text:span text:style-name="T14">index</text:span>, <text:span text:style-name="T17">Object</text:span>.<text:span text:style-name="T14">keys</text:span>(<text:span text:style-name="T14">source</text:span>).<text:span text:style-name="T14">length</text:span>);</text:p>
      <text:p text:style-name="P22">}</text:p>
      <text:p text:style-name="P22">});</text:p>
      <text:p text:style-name="P34"/>
      <text:p text:style-name="P35">// Only change code above this line</text:p>
      <text:p text:style-name="P22"><text:span text:style-name="T11">return</text:span> <text:span text:style-name="T14">arr</text:span>;</text:p>
      <text:p text:style-name="P22">}</text:p>
      <text:p text:style-name="P34"/>
      <text:p text:style-name="P22"><text:span text:style-name="T14">whatIsInAName</text:span>([{ <text:span text:style-name="T14">first</text:span>: <text:span text:style-name="T24">"Romeo"</text:span>, <text:span text:style-name="T14">last</text:span>: <text:span text:style-name="T24">"Montague"</text:span> }, { <text:span text:style-name="T14">first</text:span>: <text:span text:style-name="T24">"Mercutio"</text:span>, <text:span text:style-name="T14">last</text:span>: <text:span text:style-name="T11">null</text:span> }, { <text:span text:style-name="T14">first</text:span>: <text:span text:style-name="T24">"Tybalt"</text:span>, <text:span text:style-name="T14">last</text:span>: <text:span text:style-name="T24">"Capulet"</text:span> }], { <text:span text:style-name="T14">last</text:span>: <text:span text:style-name="T24">"Capulet"</text:span> });</text:p>
      <text:p text:style-name="P17"/>
      <text:p text:style-name="P15">Spinal Tap Case</text:p>
      <text:p text:style-name="P15"><text:span text:style-name="T2">Convert a string to spinal case. Spinal case is all-lowercase-words-joined-by-dashes.</text:span> </text:p>
      <text:p text:style-name="P27"><text:span text:style-name="T11">function</text:span> <text:span text:style-name="T14">spinalCase</text:span>(<text:span text:style-name="T14">str</text:span>) {</text:p>
      <text:p text:style-name="P35">// "It's such a fine line between stupid, and clever."</text:p>
      <text:p text:style-name="P35">// --David St. Hubbins</text:p>
      <text:p text:style-name="P22"><text:span text:style-name="T11">let</text:span> <text:span text:style-name="T14">camelCase</text:span> = <text:span text:style-name="T14">str</text:span>.<text:span text:style-name="T14">replace</text:span>(<text:span text:style-name="T25">/([a-z])([A-Z])/</text:span><text:span text:style-name="T11">g</text:span>, <text:span text:style-name="T24">"$1 $2"</text:span>);</text:p>
      <text:p text:style-name="P22"><text:span text:style-name="T11">let</text:span> <text:span text:style-name="T14">newSpinalCase</text:span> = <text:span text:style-name="T14">camelCase</text:span>.<text:span text:style-name="T14">replace</text:span>(<text:span text:style-name="T25">/\s|_/</text:span><text:span text:style-name="T11">g</text:span>, <text:span text:style-name="T24">"-"</text:span>)</text:p>
      <text:p text:style-name="P22"><text:span text:style-name="T11">return</text:span> <text:span text:style-name="T14">newSpinalCase</text:span>.<text:span text:style-name="T14">toLowerCase</text:span>();</text:p>
      <text:p text:style-name="P22">}</text:p>
      <text:p text:style-name="P34"/>
      <text:p text:style-name="P22"><text:span text:style-name="T11">let</text:span> <text:span text:style-name="T14">result</text:span> = <text:span text:style-name="T14">spinalCase</text:span>(<text:span text:style-name="T24">'This Is Spinal Tap'</text:span>);</text:p>
      <text:p text:style-name="P22"><text:span text:style-name="T14">console</text:span>.<text:span text:style-name="T14">log</text:span>(<text:span text:style-name="T14">result</text:span>)</text:p>
      <text:p text:style-name="P15"/>
      <text:h text:style-name="P7" text:outline-level="2">Pig Latin</text:h>
      <text:p text:style-name="Standard">Translate the provided string to pig latin. Pig Latin takes the first consonant (or consonant cluster) of an English word, moves it to the end of the word and suffixes an "ay". If a word begins with a vowel you just add "way" to the end. If a word does not contain a vowel, just add "ay" to the end. Input strings are guaranteed to be English words in all lowercase.</text:p>
      <text:p text:style-name="Standard"/>
      <text:p text:style-name="P12"><text:span text:style-name="T11">function</text:span> <text:span text:style-name="T14">translatePigLatin</text:span>(<text:span text:style-name="T14">str</text:span>) {</text:p>
      <text:p text:style-name="P22"><text:span text:style-name="T11">let</text:span> <text:span text:style-name="T14">vowels</text:span> = <text:span text:style-name="T24">"aeiou"</text:span>.<text:span text:style-name="T14">split</text:span>(<text:span text:style-name="T24">""</text:span>);</text:p>
      <text:p text:style-name="P34"/>
      <text:p text:style-name="P22"><text:span text:style-name="T11">for</text:span> (<text:span text:style-name="T11">let</text:span> <text:span text:style-name="T14">i</text:span> = <text:span text:style-name="T18">0</text:span>; <text:span text:style-name="T14">i</text:span> &lt; <text:span text:style-name="T14">str</text:span>.<text:span text:style-name="T14">length</text:span>; <text:span text:style-name="T14">i</text:span> += <text:span text:style-name="T18">1</text:span>){</text:p>
      <text:p text:style-name="P22"><text:soft-page-break/><text:span text:style-name="T11">let</text:span> <text:span text:style-name="T14">individualLetter</text:span> = <text:span text:style-name="T14">str</text:span>[<text:span text:style-name="T14">i</text:span>];</text:p>
      <text:p text:style-name="P22"><text:span text:style-name="T11">if</text:span> (<text:span text:style-name="T14">vowels</text:span>.<text:span text:style-name="T14">indexOf</text:span>(<text:span text:style-name="T14">individualLetter</text:span>) != -<text:span text:style-name="T18">1</text:span> &amp;&amp; <text:span text:style-name="T14">i</text:span> === <text:span text:style-name="T18">0</text:span>){</text:p>
      <text:p text:style-name="P22"><text:span text:style-name="T11">return</text:span> <text:span text:style-name="T14">str</text:span> + <text:span text:style-name="T24">"way"</text:span>;</text:p>
      <text:p text:style-name="P22">}</text:p>
      <text:p text:style-name="P22"><text:span text:style-name="T11">if</text:span> (<text:span text:style-name="T14">vowels</text:span>.<text:span text:style-name="T14">indexOf</text:span>(<text:span text:style-name="T14">individualLetter</text:span>) != -<text:span text:style-name="T18">1</text:span>){</text:p>
      <text:p text:style-name="P22"><text:span text:style-name="T11">return</text:span> <text:span text:style-name="T14">str</text:span>.<text:span text:style-name="T14">slice</text:span>(<text:span text:style-name="T14">i</text:span>) + <text:span text:style-name="T14">str</text:span>.<text:span text:style-name="T14">slice</text:span>(<text:span text:style-name="T18">0</text:span>, <text:span text:style-name="T14">i</text:span>) + <text:span text:style-name="T24">"ay"</text:span>;</text:p>
      <text:p text:style-name="P22">}</text:p>
      <text:p text:style-name="P22">}</text:p>
      <text:p text:style-name="P22"><text:span text:style-name="T11">return</text:span> <text:span text:style-name="T14">str</text:span> + <text:span text:style-name="T24">"ay"</text:span>;</text:p>
      <text:p text:style-name="P22">}</text:p>
      <text:p text:style-name="P34"/>
      <text:p text:style-name="P22"><text:span text:style-name="T11">let</text:span> <text:span text:style-name="T14">result</text:span> = <text:span text:style-name="T14">translatePigLatin</text:span>(<text:span text:style-name="T24">"schwartz"</text:span>);</text:p>
      <text:p text:style-name="P22"><text:span text:style-name="T14">console</text:span>.<text:span text:style-name="T14">log</text:span>(<text:span text:style-name="T14">result</text:span>);</text:p>
      <text:p text:style-name="P22"/>
      <text:h text:style-name="P39" text:outline-level="2">Search and Replace</text:h>
      <text:p text:style-name="P2"><text:span text:style-name="T21">Preserve the case of the first character in the original word when you are replacing it. For example if you mean to replace the word "Book" with the word "dog", it should be replaced as "Dog".</text:span> </text:p>
      <text:p text:style-name="P19"><text:span text:style-name="T11">function</text:span> <text:span text:style-name="T14">myReplace</text:span>(<text:span text:style-name="T14">str</text:span>, <text:span text:style-name="T14">before</text:span>, <text:span text:style-name="T14">after</text:span>) {</text:p>
      <text:p text:style-name="P22"><text:span text:style-name="T11">let</text:span> <text:span text:style-name="T14">stringCollection</text:span> = <text:span text:style-name="T14">str</text:span>.<text:span text:style-name="T14">split</text:span>(<text:span text:style-name="T24">' '</text:span>);</text:p>
      <text:p text:style-name="P35">//console.log(stringCollection);</text:p>
      <text:p text:style-name="P28">ght</text:p>
      <text:p text:style-name="P22"><text:span text:style-name="T11">if</text:span> (<text:span text:style-name="T14">stringCollection</text:span>[<text:span text:style-name="T14">i</text:span>][<text:span text:style-name="T18">0</text:span>] === <text:span text:style-name="T14">stringCollection</text:span>[<text:span text:style-name="T14">i</text:span>][<text:span text:style-name="T18">0</text:span>].<text:span text:style-name="T14">toUpperCase</text:span>()){</text:p>
      <text:p text:style-name="P22"><text:span text:style-name="T14">after</text:span> = <text:span text:style-name="T14">after</text:span>[<text:span text:style-name="T18">0</text:span>].<text:span text:style-name="T14">toUpperCase</text:span>() + <text:span text:style-name="T14">after</text:span>.<text:span text:style-name="T14">slice</text:span>(<text:span text:style-name="T18">1</text:span>);</text:p>
      <text:p text:style-name="P22">};</text:p>
      <text:p text:style-name="P22"><text:span text:style-name="T14">stringCollection</text:span>[<text:span text:style-name="T14">i</text:span>] = <text:span text:style-name="T14">after</text:span>;</text:p>
      <text:p text:style-name="P22">}</text:p>
      <text:p text:style-name="P22">}</text:p>
      <text:p text:style-name="P22"><text:span text:style-name="T11">return</text:span> <text:span text:style-name="T14">stringCollection</text:span>.<text:span text:style-name="T14">join</text:span>(<text:span text:style-name="T24">' '</text:span>);</text:p>
      <text:p text:style-name="P22">}</text:p>
      <text:p text:style-name="P34"/>
      <text:p text:style-name="P22"><text:span text:style-name="T11">let</text:span> <text:span text:style-name="T14">result</text:span> = <text:span text:style-name="T14">myReplace</text:span>(<text:span text:style-name="T24">"A quick brown fox jumped over the lazy dog"</text:span>, <text:span text:style-name="T24">"jumped"</text:span>, <text:span text:style-name="T24">"leaped"</text:span>);</text:p>
      <text:p text:style-name="P22"><text:span text:style-name="T14">console</text:span>.<text:span text:style-name="T14">log</text:span>(<text:span text:style-name="T14">result</text:span>);</text:p>
      <text:p text:style-name="P2"/>
      <text:h text:style-name="P39" text:outline-level="2">DNA Pairing</text:h>
      <text:p text:style-name="P2"><text:span text:style-name="T21">The DNA strand is missing the pairing element. Take each character, get its pair, and return the results as a 2d array. Base pairs are a pair of AT and CG. Match the missing element to the provided character. Return the provided character as the first element in each array. For </text:span><text:soft-page-break/><text:span text:style-name="T21">example, for the input GCG, return [["G", "C"], ["C","G"],["G", "C"]] The character and its pair are paired up in an array, and all the arrays are grouped into one encapsulating array.</text:span> </text:p>
      <text:p text:style-name="P19"><text:span text:style-name="T11">function</text:span> <text:span text:style-name="T14">pairElement</text:span>(<text:span text:style-name="T14">initialStrand</text:span>) {</text:p>
      <text:p text:style-name="P34"/>
      <text:p text:style-name="P22"><text:span text:style-name="T11">function</text:span> <text:span text:style-name="T14">calulatePair</text:span>(<text:span text:style-name="T14">initial</text:span>){</text:p>
      <text:p text:style-name="P22"><text:span text:style-name="T11">if</text:span> (<text:span text:style-name="T14">initial</text:span> === <text:span text:style-name="T24">"A"</text:span>){</text:p>
      <text:p text:style-name="P22"><text:span text:style-name="T11">return</text:span> <text:span text:style-name="T24">"T"</text:span>; </text:p>
      <text:p text:style-name="P22">} <text:span text:style-name="T11">else</text:span> <text:span text:style-name="T11">if</text:span> (<text:span text:style-name="T14">initial</text:span> === <text:span text:style-name="T24">"T"</text:span>){</text:p>
      <text:p text:style-name="P22"><text:span text:style-name="T11">return</text:span> <text:span text:style-name="T24">"A"</text:span>;</text:p>
      <text:p text:style-name="P22">} <text:span text:style-name="T11">else</text:span> <text:span text:style-name="T11">if</text:span> (<text:span text:style-name="T14">initial</text:span> === <text:span text:style-name="T24">"G"</text:span>){</text:p>
      <text:p text:style-name="P22"><text:span text:style-name="T11">return</text:span> <text:span text:style-name="T24">"C"</text:span>;</text:p>
      <text:p text:style-name="P22">} <text:span text:style-name="T11">else</text:span> <text:span text:style-name="T11">if</text:span> (<text:span text:style-name="T14">initial</text:span> === <text:span text:style-name="T24">"C"</text:span>){</text:p>
      <text:p text:style-name="P22"><text:span text:style-name="T11">return</text:span> <text:span text:style-name="T24">"G"</text:span>;</text:p>
      <text:p text:style-name="P22">}</text:p>
      <text:p text:style-name="P22">}</text:p>
      <text:p text:style-name="P22"><text:span text:style-name="T11">return</text:span> <text:span text:style-name="T14">initialStrand</text:span>.<text:span text:style-name="T14">split</text:span>(<text:span text:style-name="T24">""</text:span>).<text:span text:style-name="T14">map</text:span>(<text:span text:style-name="T14">initialPair</text:span> =&gt; {</text:p>
      <text:p text:style-name="P22"><text:span text:style-name="T11">let</text:span> <text:span text:style-name="T14">pair</text:span> = [<text:span text:style-name="T14">initialPair</text:span>, <text:span text:style-name="T14">calulatePair</text:span>(<text:span text:style-name="T14">initialPair</text:span>)];</text:p>
      <text:p text:style-name="P22"><text:span text:style-name="T11">return</text:span> <text:span text:style-name="T14">pair</text:span>;</text:p>
      <text:p text:style-name="P22">});</text:p>
      <text:p text:style-name="P22">}</text:p>
      <text:p text:style-name="P34"/>
      <text:p text:style-name="P22"><text:span text:style-name="T11">let</text:span> <text:span text:style-name="T14">result</text:span> = <text:span text:style-name="T14">pairElement</text:span>(<text:span text:style-name="T24">"ATCGA"</text:span>);</text:p>
      <text:p text:style-name="P22"><text:span text:style-name="T14">console</text:span>.<text:span text:style-name="T14">log</text:span>(<text:span text:style-name="T14">result</text:span>);</text:p>
      <text:p text:style-name="P2"/>
      <text:h text:style-name="P39" text:outline-level="2">Missing letters</text:h>
      <text:p text:style-name="P11">Find the missing letter in the passed letter range and return it. If all letters are present in the range, return undefined.</text:p>
      <text:p text:style-name="P29"><text:span text:style-name="T11">function</text:span> <text:span text:style-name="T14">fearNotLetter</text:span>(<text:span text:style-name="T14">str</text:span>) {</text:p>
      <text:p text:style-name="P22"><text:span text:style-name="T11">let</text:span> <text:span text:style-name="T14">alphabet</text:span> = <text:span text:style-name="T24">"abcdefghijklmnopqrstuvwxyz"</text:span>;</text:p>
      <text:p text:style-name="P22"><text:span text:style-name="T11">let</text:span> <text:span text:style-name="T14">startingPosition</text:span> = <text:span text:style-name="T14">alphabet</text:span>.<text:span text:style-name="T14">indexOf</text:span>(<text:span text:style-name="T14">str</text:span>[<text:span text:style-name="T18">0</text:span>]);</text:p>
      <text:p text:style-name="P22"><text:span text:style-name="T14">console</text:span>.<text:span text:style-name="T14">log</text:span>(<text:span text:style-name="T14">alphabet</text:span>);</text:p>
      <text:p text:style-name="P22"><text:span text:style-name="T14">console</text:span>.<text:span text:style-name="T14">log</text:span>(<text:span text:style-name="T14">startingPosition</text:span>);</text:p>
      <text:p text:style-name="P22"><text:span text:style-name="T11">for</text:span> (<text:span text:style-name="T11">let</text:span> <text:span text:style-name="T14">i</text:span> = <text:span text:style-name="T14">startingPosition</text:span>; <text:span text:style-name="T14">i</text:span> &lt; <text:span text:style-name="T14">startingPosition</text:span> + <text:span text:style-name="T14">str</text:span>.<text:span text:style-name="T14">length</text:span>; <text:span text:style-name="T14">i</text:span>++){</text:p>
      <text:p text:style-name="P22"><text:span text:style-name="T11">if</text:span> (<text:span text:style-name="T14">alphabet</text:span>[<text:span text:style-name="T14">i</text:span>] != <text:span text:style-name="T14">str</text:span>[<text:span text:style-name="T14">i</text:span> - <text:span text:style-name="T14">startingPosition</text:span>]){</text:p>
      <text:p text:style-name="P22"><text:span text:style-name="T11">return</text:span> <text:span text:style-name="T14">alphabet</text:span>[<text:span text:style-name="T14">i</text:span>];</text:p>
      <text:p text:style-name="P22">};</text:p>
      <text:p text:style-name="P22">}</text:p>
      <text:p text:style-name="P34"/>
      <text:p text:style-name="P22">}</text:p>
      <text:p text:style-name="P34"/>
      <text:p text:style-name="P22"><text:span text:style-name="T11">let</text:span> <text:span text:style-name="T14">result</text:span> = <text:span text:style-name="T14">fearNotLetter</text:span>(<text:span text:style-name="T24">"abce"</text:span>);</text:p>
      <text:p text:style-name="P22"><text:span text:style-name="T14">console</text:span>.<text:span text:style-name="T14">log</text:span>(<text:span text:style-name="T14">result</text:span>);</text:p>
      <text:p text:style-name="P36"/>
      <text:h text:style-name="P38" text:outline-level="2"><text:soft-page-break/>Sorted Union</text:h>
      <text:p text:style-name="P16">Write a function that takes two or more arrays and returns a new array of unique values in the order of the original provided arrays. In other words, all values present from all arrays should be included in their original order, but with no duplicates in the final array. The unique numbers should be sorted by their original order, but the final array should not be sorted in numerical order. Check the assertion tests for examples.</text:p>
      <text:p text:style-name="Horizontal_20_Line"/>
      <text:p text:style-name="P22"><text:span text:style-name="T13">function</text:span><text:span text:style-name="T26"> </text:span><text:span text:style-name="T16">uniteUnique</text:span><text:span text:style-name="T26">(</text:span><text:span text:style-name="T16">collection</text:span><text:span text:style-name="T26">) {</text:span></text:p>
      <text:p text:style-name="P22"><text:span text:style-name="T11">let</text:span> <text:span text:style-name="T14">finalCollection</text:span> = [];</text:p>
      <text:p text:style-name="P22"><text:span text:style-name="T11">let</text:span> <text:span text:style-name="T14">values</text:span> = <text:span text:style-name="T17">Object</text:span>.<text:span text:style-name="T14">values</text:span>(<text:span text:style-name="T14">arguments</text:span>);</text:p>
      <text:p text:style-name="P34"/>
      <text:p text:style-name="P22"><text:span text:style-name="T14">values</text:span>.<text:span text:style-name="T14">forEach</text:span>(<text:span text:style-name="T14">groupOfGroups</text:span> =&gt; {</text:p>
      <text:p text:style-name="P22"><text:span text:style-name="T14">groupOfGroups</text:span>.<text:span text:style-name="T14">forEach</text:span>(<text:span text:style-name="T14">individualValues</text:span> =&gt; {</text:p>
      <text:p text:style-name="P22"><text:span text:style-name="T11">if</text:span> (<text:span text:style-name="T14">finalCollection</text:span>.<text:span text:style-name="T14">indexOf</text:span>(<text:span text:style-name="T14">individualValues</text:span>) === -<text:span text:style-name="T18">1</text:span>){</text:p>
      <text:p text:style-name="P22"><text:span text:style-name="T14">finalCollection</text:span>.<text:span text:style-name="T14">push</text:span>(<text:span text:style-name="T14">individualValues</text:span>);</text:p>
      <text:p text:style-name="P22">}</text:p>
      <text:p text:style-name="P22">});</text:p>
      <text:p text:style-name="P22">});</text:p>
      <text:p text:style-name="P34"/>
      <text:p text:style-name="P22"><text:span text:style-name="T11">return</text:span> <text:span text:style-name="T14">finalCollection</text:span>;</text:p>
      <text:p text:style-name="P22">}</text:p>
      <text:p text:style-name="P34"/>
      <text:p text:style-name="P22"><text:span text:style-name="T11">let</text:span> <text:span text:style-name="T14">result</text:span> = <text:span text:style-name="T14">uniteUnique</text:span>([<text:span text:style-name="T18">1</text:span>, <text:span text:style-name="T18">3</text:span>, <text:span text:style-name="T18">2</text:span>], [<text:span text:style-name="T18">5</text:span>, <text:span text:style-name="T18">2</text:span>, <text:span text:style-name="T18">1</text:span>, <text:span text:style-name="T18">4</text:span>], [<text:span text:style-name="T18">2</text:span>, <text:span text:style-name="T18">1</text:span>]);</text:p>
      <text:p text:style-name="P22"><text:span text:style-name="T14">console</text:span>.<text:span text:style-name="T14">log</text:span>(<text:span text:style-name="T14">result</text:span>);</text:p>
      <text:p text:style-name="P22"/>
      <text:h text:style-name="P39" text:outline-level="2">Convert HTML Entities</text:h>
      <text:p text:style-name="P32"><text:span text:style-name="T1">Convert the characters </text:span><text:span text:style-name="Source_20_Text"><text:span text:style-name="T6">&amp;</text:span></text:span><text:span text:style-name="T1">, </text:span><text:span text:style-name="Source_20_Text"><text:span text:style-name="T6">&lt;</text:span></text:span><text:span text:style-name="T1">, </text:span><text:span text:style-name="Source_20_Text"><text:span text:style-name="T6">&gt;</text:span></text:span><text:span text:style-name="T1">, </text:span><text:span text:style-name="Source_20_Text"><text:span text:style-name="T6">"</text:span></text:span><text:span text:style-name="T4"> </text:span><text:span text:style-name="T1">(double quote), and </text:span><text:span text:style-name="Source_20_Text"><text:span text:style-name="T6">'</text:span></text:span><text:span text:style-name="T4"> </text:span><text:span text:style-name="T1">(apostrophe), in a string to their corresponding HTML entities.</text:span> </text:p>
      <text:p text:style-name="P25"><text:span text:style-name="T11">function</text:span> <text:span text:style-name="T14">convertCharacter</text:span>(<text:span text:style-name="T14">letter</text:span>){</text:p>
      <text:p text:style-name="P22"><text:span text:style-name="T11">if</text:span> (<text:span text:style-name="T14">letter</text:span> === <text:span text:style-name="T24">"&amp;"</text:span>){</text:p>
      <text:p text:style-name="P22"><text:span text:style-name="T11">return</text:span> <text:span text:style-name="T24">"&amp;amp;"</text:span>;</text:p>
      <text:p text:style-name="P22">} <text:span text:style-name="T11">else</text:span> <text:span text:style-name="T11">if</text:span> (<text:span text:style-name="T14">letter</text:span> === <text:span text:style-name="T24">"&lt;"</text:span>){</text:p>
      <text:p text:style-name="P22"><text:span text:style-name="T11">return</text:span> <text:span text:style-name="T24">"&amp;lt;"</text:span>;</text:p>
      <text:p text:style-name="P22">} <text:span text:style-name="T11">else</text:span> <text:span text:style-name="T11">if</text:span> (<text:span text:style-name="T14">letter</text:span> === <text:span text:style-name="T24">"&gt;"</text:span>){</text:p>
      <text:p text:style-name="P22"><text:span text:style-name="T11">return</text:span> <text:span text:style-name="T24">"&amp;gt;"</text:span>;</text:p>
      <text:p text:style-name="P22">} <text:span text:style-name="T11">else</text:span> <text:span text:style-name="T11">if</text:span>(<text:span text:style-name="T14">letter</text:span> === <text:span text:style-name="T24">'"'</text:span>){</text:p>
      <text:p text:style-name="P22"><text:span text:style-name="T11">return</text:span> <text:span text:style-name="T24">"&amp;quot;"</text:span>;</text:p>
      <text:p text:style-name="P22">} <text:span text:style-name="T11">else</text:span> <text:span text:style-name="T11">if</text:span>(<text:span text:style-name="T14">letter</text:span> === <text:span text:style-name="T24">"'"</text:span>){</text:p>
      <text:p text:style-name="P22"><text:span text:style-name="T11">return</text:span> <text:span text:style-name="T24">"&amp;apos;"</text:span>;</text:p>
      <text:p text:style-name="P22">} </text:p>
      <text:p text:style-name="P22">}</text:p>
      <text:p text:style-name="P34"/>
      <text:p text:style-name="P22"><text:span text:style-name="T11">function</text:span> <text:span text:style-name="T14">convertHTML</text:span>(<text:span text:style-name="T14">str</text:span>) {</text:p>
      <text:p text:style-name="P22"><text:soft-page-break/><text:span text:style-name="T11">let</text:span> <text:span text:style-name="T14">charactersToCheckFor</text:span> = [<text:span text:style-name="T24">'"'</text:span>, <text:span text:style-name="T24">"'"</text:span>, <text:span text:style-name="T24">"&amp;"</text:span>, <text:span text:style-name="T24">"&lt;"</text:span>, <text:span text:style-name="T24">"&gt;"</text:span>];</text:p>
      <text:p text:style-name="P34"/>
      <text:p text:style-name="P22"><text:span text:style-name="T11">for</text:span> (<text:span text:style-name="T11">let</text:span> <text:span text:style-name="T14">i</text:span> = <text:span text:style-name="T18">0</text:span>; <text:span text:style-name="T14">i</text:span> &lt; <text:span text:style-name="T14">str</text:span>.<text:span text:style-name="T14">length</text:span>; <text:span text:style-name="T14">i</text:span> += <text:span text:style-name="T18">1</text:span>){</text:p>
      <text:p text:style-name="P22"><text:span text:style-name="T11">if</text:span>(<text:span text:style-name="T14">charactersToCheckFor</text:span>.<text:span text:style-name="T14">indexOf</text:span>(<text:span text:style-name="T14">str</text:span>[<text:span text:style-name="T14">i</text:span>]) != -<text:span text:style-name="T18">1</text:span>){</text:p>
      <text:p text:style-name="P22"><text:span text:style-name="T11">let</text:span> <text:span text:style-name="T14">symbolToConvert</text:span> = <text:span text:style-name="T14">str</text:span>[<text:span text:style-name="T14">i</text:span>];</text:p>
      <text:p text:style-name="P22"><text:span text:style-name="T14">str</text:span> = <text:span text:style-name="T14">str</text:span>.<text:span text:style-name="T14">slice</text:span>(<text:span text:style-name="T18">0</text:span>, <text:span text:style-name="T14">i</text:span>) + </text:p>
      <text:p text:style-name="P22"><text:span text:style-name="T14">convertCharacter</text:span>(<text:span text:style-name="T14">str</text:span>[<text:span text:style-name="T14">i</text:span>]) + </text:p>
      <text:p text:style-name="P22"><text:span text:style-name="T14">str</text:span>.<text:span text:style-name="T14">slice</text:span>(<text:span text:style-name="T14">i</text:span> + <text:span text:style-name="T18">1</text:span>);</text:p>
      <text:p text:style-name="P22">};</text:p>
      <text:p text:style-name="P22">}</text:p>
      <text:p text:style-name="P22"><text:span text:style-name="T11">return</text:span> <text:span text:style-name="T14">str</text:span>;</text:p>
      <text:p text:style-name="P22">}</text:p>
      <text:p text:style-name="P34"/>
      <text:p text:style-name="P22"><text:span text:style-name="T11">let</text:span> <text:span text:style-name="T14">result</text:span> = <text:span text:style-name="T14">convertHTML</text:span>(<text:span text:style-name="T24">"Dolce &amp; Gabbana"</text:span>);</text:p>
      <text:p text:style-name="P22"><text:span text:style-name="T14">console</text:span>.<text:span text:style-name="T14">log</text:span>(<text:span text:style-name="T14">result</text:span>);</text:p>
      <text:p text:style-name="P32"/>
      <text:h text:style-name="P39" text:outline-level="2">Sum All Odd Fibonacci Numbers</text:h>
      <text:p text:style-name="P32"><text:span text:style-name="T1">Given a positive integer </text:span><text:span text:style-name="Source_20_Text"><text:span text:style-name="T6">num</text:span></text:span><text:span text:style-name="T1">, return the sum of all odd Fibonacci numbers that are less than or equal to </text:span><text:span text:style-name="Source_20_Text"><text:span text:style-name="T6">num</text:span></text:span><text:span text:style-name="T1">. The first two numbers in the Fibonacci sequence are 1 and 1. Every additional number in the sequence is the sum of the two previous numbers. The first six numbers of the Fibonacci sequence are 1, 1, 2, 3, 5 and 8. For example, </text:span><text:span text:style-name="Source_20_Text"><text:span text:style-name="T6">sumFibs(10)</text:span></text:span><text:span text:style-name="T4"> </text:span><text:span text:style-name="T1">should return </text:span><text:span text:style-name="Source_20_Text"><text:span text:style-name="T6">10</text:span></text:span><text:span text:style-name="T4"> </text:span><text:span text:style-name="T1">because all odd Fibonacci numbers less than or equal to </text:span><text:span text:style-name="Source_20_Text"><text:span text:style-name="T6">10</text:span></text:span><text:span text:style-name="T4"> </text:span><text:span text:style-name="T1">are 1, 1, 3, and 5.</text:span> </text:p>
      <text:p text:style-name="P25"><text:span text:style-name="T11">function</text:span> <text:span text:style-name="T14">sumFibs</text:span>(<text:span text:style-name="T14">num</text:span>) {</text:p>
      <text:p text:style-name="P22"><text:span text:style-name="T11">let</text:span> <text:span text:style-name="T14">oddFibonacci</text:span> = [<text:span text:style-name="T18">0</text:span>, <text:span text:style-name="T18">1</text:span>];</text:p>
      <text:p text:style-name="P34"/>
      <text:p text:style-name="P22"><text:span text:style-name="T11">let</text:span> <text:span text:style-name="T14">counter</text:span> = <text:span text:style-name="T14">oddFibonacci</text:span>[<text:span text:style-name="T14">oddFibonacci</text:span>.<text:span text:style-name="T14">length</text:span> -<text:span text:style-name="T18">2</text:span>] + </text:p>
      <text:p text:style-name="P22"><text:span text:style-name="T14">oddFibonacci</text:span>[<text:span text:style-name="T14">oddFibonacci</text:span>.<text:span text:style-name="T14">length</text:span> -<text:span text:style-name="T18">1</text:span>];</text:p>
      <text:p text:style-name="P22"><text:span text:style-name="T11">while</text:span>(<text:span text:style-name="T14">counter</text:span> &lt;= <text:span text:style-name="T14">num</text:span>){</text:p>
      <text:p text:style-name="P22"><text:span text:style-name="T14">oddFibonacci</text:span>.<text:span text:style-name="T14">push</text:span>(<text:span text:style-name="T14">counter</text:span>);</text:p>
      <text:p text:style-name="P22"><text:span text:style-name="T14">counter</text:span> = <text:span text:style-name="T14">oddFibonacci</text:span>[<text:span text:style-name="T14">oddFibonacci</text:span>.<text:span text:style-name="T14">length</text:span> -<text:span text:style-name="T18">2</text:span>] + </text:p>
      <text:p text:style-name="P22"><text:span text:style-name="T14">oddFibonacci</text:span>[<text:span text:style-name="T14">oddFibonacci</text:span>.<text:span text:style-name="T14">length</text:span> -<text:span text:style-name="T18">1</text:span>]</text:p>
      <text:p text:style-name="P22">}</text:p>
      <text:p text:style-name="P34"/>
      <text:p text:style-name="P22"><text:span text:style-name="T11">let</text:span> <text:span text:style-name="T14">sumOfOddFibbonoacciNumbers</text:span> = <text:span text:style-name="T18">0</text:span>;</text:p>
      <text:p text:style-name="P34"/>
      <text:p text:style-name="P22"><text:span text:style-name="T14">oddFibonacci</text:span>.<text:span text:style-name="T14">forEach</text:span>(<text:span text:style-name="T11">function</text:span>(<text:span text:style-name="T14">num</text:span>){</text:p>
      <text:p text:style-name="P22"><text:span text:style-name="T11">if</text:span> (<text:span text:style-name="T14">num</text:span> % <text:span text:style-name="T18">2</text:span> != <text:span text:style-name="T18">0</text:span>){</text:p>
      <text:p text:style-name="P22"><text:span text:style-name="T14">sumOfOddFibbonoacciNumbers</text:span> += <text:span text:style-name="T14">num</text:span>;</text:p>
      <text:p text:style-name="P22">}</text:p>
      <text:p text:style-name="P22">});</text:p>
      <text:p text:style-name="P22"><text:span text:style-name="T11">return</text:span> <text:span text:style-name="T14">sumOfOddFibbonoacciNumbers</text:span>;</text:p>
      <text:p text:style-name="P22">}</text:p>
      <text:p text:style-name="P34"><text:soft-page-break/></text:p>
      <text:p text:style-name="P22"><text:span text:style-name="T11">let</text:span> <text:span text:style-name="T14">result</text:span> = <text:span text:style-name="T14">sumFibs</text:span>(<text:span text:style-name="T18">1000</text:span>);</text:p>
      <text:p text:style-name="P22"><text:span text:style-name="T14">console</text:span>.<text:span text:style-name="T14">log</text:span>(<text:span text:style-name="T14">result</text:span>)</text:p>
      <text:p text:style-name="P32"/>
      <text:h text:style-name="P39" text:outline-level="2">Sum All Primes</text:h>
      <text:p text:style-name="P32"><text:span text:style-name="T1">Sum all the prime numbers up to and including the provided number. A prime number is defined as a number greater than one and having only two divisors, one and itself. For example, 2 is a prime number because it's only divisible by one and two. The provided number may not be a prime.</text:span> </text:p>
      <text:p text:style-name="P25"><text:span text:style-name="T11">function</text:span> <text:span text:style-name="T14">sumPrimes</text:span>(<text:span text:style-name="T14">num</text:span>) {</text:p>
      <text:p text:style-name="P22"><text:span text:style-name="T11">if</text:span> (<text:span text:style-name="T14">num</text:span> &lt;= <text:span text:style-name="T18">1</text:span>){</text:p>
      <text:p text:style-name="P22"><text:span text:style-name="T11">return</text:span> <text:span text:style-name="T24">"Numbers lower than 0 don't work here"</text:span></text:p>
      <text:p text:style-name="P22">}</text:p>
      <text:p text:style-name="P34"/>
      <text:p text:style-name="P22"><text:span text:style-name="T11">let</text:span> <text:span text:style-name="T14">counter</text:span> = <text:span text:style-name="T18">2</text:span>;</text:p>
      <text:p text:style-name="P22"><text:span text:style-name="T11">let</text:span> <text:span text:style-name="T14">sum</text:span> = <text:span text:style-name="T18">0</text:span>;</text:p>
      <text:p text:style-name="P34"/>
      <text:p text:style-name="P22"><text:span text:style-name="T11">while</text:span>(<text:span text:style-name="T14">counter</text:span> &lt;= <text:span text:style-name="T14">num</text:span>){</text:p>
      <text:p text:style-name="P22"><text:span text:style-name="T11">if</text:span> (<text:span text:style-name="T14">isPrime</text:span>(<text:span text:style-name="T14">counter</text:span>)){</text:p>
      <text:p text:style-name="P22"><text:span text:style-name="T14">sum</text:span> += <text:span text:style-name="T14">counter</text:span>;</text:p>
      <text:p text:style-name="P22">}</text:p>
      <text:p text:style-name="P22"><text:span text:style-name="T14">counter</text:span> += <text:span text:style-name="T18">1</text:span>;</text:p>
      <text:p text:style-name="P22">}</text:p>
      <text:p text:style-name="P22"><text:span text:style-name="T11">return</text:span> <text:span text:style-name="T14">sum</text:span>;</text:p>
      <text:p text:style-name="P22">}</text:p>
      <text:p text:style-name="P34"/>
      <text:p text:style-name="P22"><text:span text:style-name="T11">function</text:span> <text:span text:style-name="T14">isPrime</text:span>(<text:span text:style-name="T14">singleNumber</text:span>){</text:p>
      <text:p text:style-name="P22"><text:span text:style-name="T11">let</text:span> <text:span text:style-name="T14">counter</text:span> = <text:span text:style-name="T18">2</text:span>;</text:p>
      <text:p text:style-name="P22"><text:span text:style-name="T11">while</text:span>(<text:span text:style-name="T14">counter</text:span> &lt; <text:span text:style-name="T14">singleNumber</text:span>){</text:p>
      <text:p text:style-name="P22"><text:span text:style-name="T11">if</text:span>(<text:span text:style-name="T14">singleNumber</text:span> % <text:span text:style-name="T14">counter</text:span> === <text:span text:style-name="T18">0</text:span>){</text:p>
      <text:p text:style-name="P22"><text:span text:style-name="T11">return</text:span> <text:span text:style-name="T11">false</text:span>;</text:p>
      <text:p text:style-name="P22">}</text:p>
      <text:p text:style-name="P22"><text:span text:style-name="T14">counter</text:span> += <text:span text:style-name="T18">1</text:span>;</text:p>
      <text:p text:style-name="P22">}</text:p>
      <text:p text:style-name="P22"><text:span text:style-name="T11">return</text:span> <text:span text:style-name="T11">true</text:span>;</text:p>
      <text:p text:style-name="P22">}</text:p>
      <text:p text:style-name="P34"/>
      <text:p text:style-name="P22"><text:span text:style-name="T11">let</text:span> <text:span text:style-name="T14">result</text:span> = <text:span text:style-name="T14">sumPrimes</text:span>(<text:span text:style-name="T18">977</text:span>);</text:p>
      <text:p text:style-name="P22"><text:span text:style-name="T14">console</text:span>.<text:span text:style-name="T14">log</text:span>(<text:span text:style-name="T14">result</text:span>);</text:p>
      <text:p text:style-name="P22"><text:span text:style-name="T14">console</text:span>.<text:span text:style-name="T14">log</text:span>(<text:span text:style-name="T14">isPrime</text:span>(<text:span text:style-name="T18">977</text:span>));</text:p>
      <text:p text:style-name="P32"/>
      <text:p text:style-name="P32"/>
      <text:p text:style-name="P32"/>
      <text:h text:style-name="P39" text:outline-level="2"><text:soft-page-break/>Smallest Common Multiple</text:h>
      <text:p text:style-name="P32"><text:span text:style-name="T1">Find the smallest common multiple of the provided parameters that can be evenly divided by both, as well as by all sequential numbers in the range between these parameters. The range will be an array of two numbers that will not necessarily be in numerical order. For example, if given 1 and 3, find the smallest common multiple of both 1 and 3 that is also evenly divisible by all numbers </text:span><text:span text:style-name="Emphasis"><text:span text:style-name="T27">between</text:span></text:span><text:span text:style-name="T4"> </text:span><text:span text:style-name="T1">1 and 3. The answer here would be 6.</text:span> </text:p>
      <text:p text:style-name="P25"><text:span text:style-name="T11">function</text:span> <text:span text:style-name="T14">smallestCommons</text:span>(<text:span text:style-name="T14">arr</text:span>) {</text:p>
      <text:p text:style-name="P22"><text:span text:style-name="T11">let</text:span> <text:span text:style-name="T14">lowerNum</text:span>, <text:span text:style-name="T14">higherNum</text:span>;</text:p>
      <text:p text:style-name="P22"><text:span text:style-name="T11">if</text:span> (<text:span text:style-name="T14">arr</text:span>[<text:span text:style-name="T18">0</text:span>] &gt; <text:span text:style-name="T14">arr</text:span>[<text:span text:style-name="T18">1</text:span>]){</text:p>
      <text:p text:style-name="P22"><text:span text:style-name="T14">lowerNum</text:span> = <text:span text:style-name="T14">arr</text:span>[<text:span text:style-name="T18">1</text:span>];</text:p>
      <text:p text:style-name="P22"><text:span text:style-name="T14">higherNum</text:span> = <text:span text:style-name="T14">arr</text:span>[<text:span text:style-name="T18">0</text:span>];</text:p>
      <text:p text:style-name="P22">} <text:span text:style-name="T11">else</text:span>{</text:p>
      <text:p text:style-name="P22"><text:span text:style-name="T14">lowerNum</text:span> = <text:span text:style-name="T14">arr</text:span>[<text:span text:style-name="T18">0</text:span>];</text:p>
      <text:p text:style-name="P22"><text:span text:style-name="T14">higherNum</text:span> = <text:span text:style-name="T14">arr</text:span>[<text:span text:style-name="T18">1</text:span>];</text:p>
      <text:p text:style-name="P22">}</text:p>
      <text:p text:style-name="P34"/>
      <text:p text:style-name="P22"><text:span text:style-name="T11">let</text:span> <text:span text:style-name="T14">range</text:span> = <text:span text:style-name="T14">getRange</text:span>(<text:span text:style-name="T14">lowerNum</text:span>, <text:span text:style-name="T14">higherNum</text:span>);</text:p>
      <text:p text:style-name="P34"/>
      <text:p text:style-name="P22"><text:span text:style-name="T11">let</text:span> <text:span text:style-name="T14">multiple</text:span> = <text:span text:style-name="T18">1</text:span>;</text:p>
      <text:p text:style-name="P22"><text:span text:style-name="T11">while</text:span>(<text:span text:style-name="T14">multiple</text:span> &lt; <text:span text:style-name="T18">1000000</text:span>){</text:p>
      <text:p text:style-name="P22"><text:span text:style-name="T11">let</text:span> <text:span text:style-name="T14">higherCommonMultiple</text:span> = (<text:span text:style-name="T14">lowerNum</text:span> * <text:span text:style-name="T14">multiple</text:span>) * <text:span text:style-name="T14">higherNum</text:span>;</text:p>
      <text:p text:style-name="P34"/>
      <text:p text:style-name="P35">// console.log(higherCommonMultiple, range);</text:p>
      <text:p text:style-name="P22"><text:span text:style-name="T11">let</text:span> <text:span text:style-name="T14">trueCount</text:span> = <text:span text:style-name="T18">0</text:span>; </text:p>
      <text:p text:style-name="P22"><text:span text:style-name="T11">for</text:span>(<text:span text:style-name="T11">let</text:span> <text:span text:style-name="T14">i</text:span> = <text:span text:style-name="T18">0</text:span>; <text:span text:style-name="T14">i</text:span> &lt; <text:span text:style-name="T14">range</text:span>.<text:span text:style-name="T14">length</text:span>; <text:span text:style-name="T14">i</text:span>++){</text:p>
      <text:p text:style-name="P35">// console.log(range[1]);</text:p>
      <text:p text:style-name="P22"><text:span text:style-name="T11">if</text:span>(<text:span text:style-name="T14">higherCommonMultiple</text:span> % <text:span text:style-name="T14">range</text:span>[<text:span text:style-name="T14">i</text:span>] === <text:span text:style-name="T18">0</text:span>){</text:p>
      <text:p text:style-name="P22"><text:span text:style-name="T14">trueCount</text:span> += <text:span text:style-name="T18">1</text:span>;</text:p>
      <text:p text:style-name="P34"/>
      <text:p text:style-name="P22"><text:span text:style-name="T11">if</text:span>(<text:span text:style-name="T14">trueCount</text:span> === <text:span text:style-name="T14">range</text:span>.<text:span text:style-name="T14">length</text:span>){</text:p>
      <text:p text:style-name="P22"><text:span text:style-name="T11">return</text:span> <text:span text:style-name="T14">higherCommonMultiple</text:span>;</text:p>
      <text:p text:style-name="P22">}</text:p>
      <text:p text:style-name="P22">}</text:p>
      <text:p text:style-name="P22">}</text:p>
      <text:p text:style-name="P22"><text:span text:style-name="T14">multiple</text:span> += <text:span text:style-name="T18">1</text:span>;</text:p>
      <text:p text:style-name="P22">}</text:p>
      <text:p text:style-name="P22"><text:span text:style-name="T11">return</text:span> <text:span text:style-name="T14">arr</text:span>;</text:p>
      <text:p text:style-name="P22">}</text:p>
      <text:p text:style-name="P22"><text:span text:style-name="T11">function</text:span> <text:span text:style-name="T14">getRange</text:span>(<text:span text:style-name="T14">lowN</text:span>, <text:span text:style-name="T14">highN</text:span>){</text:p>
      <text:p text:style-name="P22"><text:span text:style-name="T11">let</text:span> <text:span text:style-name="T14">resultRange</text:span> = [];</text:p>
      <text:p text:style-name="P22"><text:span text:style-name="T11">for</text:span> (<text:span text:style-name="T11">let</text:span> <text:span text:style-name="T14">i</text:span> = <text:span text:style-name="T14">lowN</text:span>; <text:span text:style-name="T14">i</text:span> &lt;= <text:span text:style-name="T14">highN</text:span>; <text:span text:style-name="T14">i</text:span>++){</text:p>
      <text:p text:style-name="P22"><text:span text:style-name="T14">resultRange</text:span>.<text:span text:style-name="T14">push</text:span>(<text:span text:style-name="T14">i</text:span>);</text:p>
      <text:p text:style-name="P22">}</text:p>
      <text:p text:style-name="P22"><text:span text:style-name="T11">return</text:span> <text:span text:style-name="T14">resultRange</text:span>;</text:p>
      <text:p text:style-name="P22">}</text:p>
      <text:p text:style-name="P43"/>
      <text:p text:style-name="P22"><text:soft-page-break/><text:span text:style-name="T11">let</text:span> <text:span text:style-name="T14">result</text:span> = <text:span text:style-name="T14">smallestCommons</text:span>([<text:span text:style-name="T18">1</text:span>,<text:span text:style-name="T18">5</text:span>]);</text:p>
      <text:p text:style-name="P22"><text:span text:style-name="T14">console</text:span>.<text:span text:style-name="T14">log</text:span>(<text:span text:style-name="T14">result</text:span>);</text:p>
      <text:p text:style-name="P32"/>
      <text:h text:style-name="P39" text:outline-level="2">Drop it</text:h>
      <text:p text:style-name="P32"><text:span text:style-name="T1">Given the array </text:span><text:span text:style-name="Source_20_Text"><text:span text:style-name="T6">arr</text:span></text:span><text:span text:style-name="T1">, iterate through and remove each element starting from the first element (the 0 index) until the function </text:span><text:span text:style-name="Source_20_Text"><text:span text:style-name="T6">func</text:span></text:span><text:span text:style-name="T4"> </text:span><text:span text:style-name="T1">returns </text:span><text:span text:style-name="Source_20_Text"><text:span text:style-name="T6">true</text:span></text:span><text:span text:style-name="T4"> </text:span><text:span text:style-name="T1">when the iterated element is passed through it. Then return the rest of the array once the condition is satisfied, otherwise, </text:span><text:span text:style-name="Source_20_Text"><text:span text:style-name="T6">arr</text:span></text:span><text:span text:style-name="T4"> </text:span><text:span text:style-name="T1">should be returned as an empty array.</text:span> </text:p>
      <text:p text:style-name="P25"><text:span text:style-name="T11">function</text:span> <text:span text:style-name="T14">dropElements</text:span>(<text:span text:style-name="T14">arr</text:span>, <text:span text:style-name="T14">func</text:span>) {</text:p>
      <text:p text:style-name="P35">// Drop them elements.</text:p>
      <text:p text:style-name="P22"><text:span text:style-name="T11">let</text:span> <text:span text:style-name="T14">result</text:span> = [];</text:p>
      <text:p text:style-name="P34"/>
      <text:p text:style-name="P22"><text:span text:style-name="T11">for</text:span> (<text:span text:style-name="T11">let</text:span> <text:span text:style-name="T14">i</text:span> = <text:span text:style-name="T18">0</text:span>; <text:span text:style-name="T14">i</text:span> &lt; <text:span text:style-name="T14">arr</text:span>.<text:span text:style-name="T14">length</text:span>; <text:span text:style-name="T14">i</text:span>++){</text:p>
      <text:p text:style-name="P22"><text:span text:style-name="T11">if</text:span> (<text:span text:style-name="T14">func</text:span>(<text:span text:style-name="T14">arr</text:span>[<text:span text:style-name="T14">i</text:span>])){</text:p>
      <text:p text:style-name="P22"><text:span text:style-name="T11">return</text:span> <text:span text:style-name="T14">arr</text:span>.<text:span text:style-name="T14">slice</text:span>(<text:span text:style-name="T14">i</text:span>);</text:p>
      <text:p text:style-name="P22">}</text:p>
      <text:p text:style-name="P22">}</text:p>
      <text:p text:style-name="P22"><text:span text:style-name="T11">return</text:span> <text:span text:style-name="T14">result</text:span>;</text:p>
      <text:p text:style-name="P22">}</text:p>
      <text:p text:style-name="P34"/>
      <text:p text:style-name="P22"><text:span text:style-name="T11">let</text:span> <text:span text:style-name="T14">result</text:span> = <text:span text:style-name="T14">dropElements</text:span>([<text:span text:style-name="T18">1</text:span>, <text:span text:style-name="T18">2</text:span>, <text:span text:style-name="T18">3</text:span>, <text:span text:style-name="T18">4</text:span>], <text:span text:style-name="T11">function</text:span>(<text:span text:style-name="T14">n</text:span>) {<text:span text:style-name="T11">return</text:span> <text:span text:style-name="T14">n</text:span> &gt;= <text:span text:style-name="T18">3</text:span>; });</text:p>
      <text:p text:style-name="P22"><text:span text:style-name="T14">console</text:span>.<text:span text:style-name="T14">log</text:span>(<text:span text:style-name="T14">result</text:span>)</text:p>
      <text:p text:style-name="P22"/>
      <text:h text:style-name="P40" text:outline-level="2">Steamroller</text:h>
      <text:p text:style-name="P3"><text:span text:style-name="T21">Flatten a nested array. You must account for varying levels of nesting.</text:span> </text:p>
      <text:p text:style-name="P20"><text:span text:style-name="T11">function</text:span> <text:span text:style-name="T14">steamrollArray</text:span>(<text:span text:style-name="T14">arr</text:span>) {</text:p>
      <text:p text:style-name="P35">// I'm a steamroller, baby</text:p>
      <text:p text:style-name="P22"><text:span text:style-name="T11">while</text:span> (<text:span text:style-name="T14">thereIsAnArrayInTheDataSet</text:span>(<text:span text:style-name="T14">arr</text:span>)){</text:p>
      <text:p text:style-name="P22"><text:span text:style-name="T14">arr</text:span> = <text:span text:style-name="T14">arr</text:span>.<text:span text:style-name="T14">flat</text:span>();</text:p>
      <text:p text:style-name="P22">} </text:p>
      <text:p text:style-name="P22"><text:span text:style-name="T11">return</text:span> <text:span text:style-name="T14">arr</text:span>;</text:p>
      <text:p text:style-name="P22">}</text:p>
      <text:p text:style-name="P22"><text:span text:style-name="T11">function</text:span> <text:span text:style-name="T14">thereIsAnArrayInTheDataSet</text:span>(<text:span text:style-name="T14">dataSet</text:span>){</text:p>
      <text:p text:style-name="P22"><text:span text:style-name="T11">return</text:span> <text:span text:style-name="T14">dataSet</text:span>.<text:span text:style-name="T14">some</text:span>(<text:span text:style-name="T14">dataPoint</text:span> =&gt; {</text:p>
      <text:p text:style-name="P22"><text:span text:style-name="T11">return</text:span> <text:span text:style-name="T17">Array</text:span>.<text:span text:style-name="T14">isArray</text:span>(<text:span text:style-name="T14">dataPoint</text:span>);</text:p>
      <text:p text:style-name="P22">});</text:p>
      <text:p text:style-name="P22">}</text:p>
      <text:p text:style-name="P22"><text:span text:style-name="T11">let</text:span> <text:span text:style-name="T14">result</text:span> = <text:span text:style-name="T14">steamrollArray</text:span>([<text:span text:style-name="T18">1</text:span>, [<text:span text:style-name="T18">2</text:span>], [<text:span text:style-name="T18">3</text:span>, [[<text:span text:style-name="T18">4</text:span>]]]]);</text:p>
      <text:p text:style-name="P22"><text:span text:style-name="T14">console</text:span>.<text:span text:style-name="T14">log</text:span>(<text:span text:style-name="T14">result</text:span>);</text:p>
      <text:p text:style-name="P22"/>
      <text:h text:style-name="P41" text:outline-level="2"><text:soft-page-break/>Binary Agents</text:h>
      <text:p text:style-name="P4"><text:span text:style-name="T21">Return an English translated sentence of the passed binary string. The binary string will be space separated.</text:span> </text:p>
      <text:p text:style-name="P21"><text:span text:style-name="T11">function</text:span> <text:span text:style-name="T14">binaryAgent</text:span>(<text:span text:style-name="T14">str</text:span>) {</text:p>
      <text:p text:style-name="P22"><text:span text:style-name="T11">return</text:span> <text:span text:style-name="T14">str</text:span>.<text:span text:style-name="T14">split</text:span>(<text:span text:style-name="T24">" "</text:span>).<text:span text:style-name="T14">map</text:span>(<text:span text:style-name="T14">binaryDataPoint</text:span> =&gt; {</text:p>
      <text:p text:style-name="P22"><text:span text:style-name="T11">let</text:span> <text:span text:style-name="T14">characterCode</text:span> = <text:span text:style-name="T14">parseInt</text:span>(<text:span text:style-name="T14">binaryDataPoint</text:span>, <text:span text:style-name="T18">2</text:span>);</text:p>
      <text:p text:style-name="P22"><text:span text:style-name="T11">let</text:span> <text:span text:style-name="T14">decipheredLetter</text:span> = <text:span text:style-name="T17">String</text:span>.<text:span text:style-name="T14">fromCharCode</text:span>(<text:span text:style-name="T14">characterCode</text:span>);</text:p>
      <text:p text:style-name="P22"><text:span text:style-name="T11">return</text:span> <text:span text:style-name="T14">decipheredLetter</text:span>;</text:p>
      <text:p text:style-name="P22">}).<text:span text:style-name="T14">join</text:span>(<text:span text:style-name="T24">""</text:span>);</text:p>
      <text:p text:style-name="P22">}</text:p>
      <text:p text:style-name="P34"/>
      <text:p text:style-name="P22"><text:span text:style-name="T11">let</text:span> <text:span text:style-name="T14">binaryData</text:span> = <text:span text:style-name="T24">"01000001 01110010 01100101 01101110 00100111 01110100 00100000 01100010 01101111 01101110 01100110 01101001 01110010 01100101 01110011 00100000 01100110 01110101 01101110 00100001 00111111"</text:span>;</text:p>
      <text:p text:style-name="P22"><text:span text:style-name="T11">let</text:span> <text:span text:style-name="T14">result</text:span> = <text:span text:style-name="T14">binaryAgent</text:span>(<text:span text:style-name="T14">binaryData</text:span>);</text:p>
      <text:p text:style-name="P22"><text:span text:style-name="T14">console</text:span>.<text:span text:style-name="T14">log</text:span>(<text:span text:style-name="T14">result</text:span>);</text:p>
      <text:h text:style-name="P41" text:outline-level="2">Everything Be True</text:h>
      <text:p text:style-name="P4"><text:span text:style-name="T21">Check if the predicate (second argument) is </text:span><text:span text:style-name="Definition"><text:span text:style-name="T22">truthy</text:span></text:span> <text:span text:style-name="T21">on all elements of a collection (first argument). In other words, you are given an array collection of objects. The predicate </text:span><text:span text:style-name="Source_20_Text"><text:span text:style-name="T28">pre</text:span></text:span> <text:span text:style-name="T21">will be an object property and you need to return </text:span><text:span text:style-name="Source_20_Text"><text:span text:style-name="T28">true</text:span></text:span> <text:span text:style-name="T21">if its value is </text:span><text:span text:style-name="Source_20_Text"><text:span text:style-name="T28">truthy</text:span></text:span><text:span text:style-name="T21">. Otherwise, return </text:span><text:span text:style-name="Source_20_Text"><text:span text:style-name="T28">false</text:span></text:span><text:span text:style-name="T21">. In JavaScript, </text:span><text:span text:style-name="Source_20_Text"><text:span text:style-name="T28">truthy</text:span></text:span> <text:span text:style-name="T21">values are values that translate to </text:span><text:span text:style-name="Source_20_Text"><text:span text:style-name="T28">true</text:span></text:span> <text:span text:style-name="T21">when evaluated in a Boolean context. Remember, you can access object properties through either dot notation or </text:span><text:span text:style-name="Source_20_Text"><text:span text:style-name="T28">[]</text:span></text:span> <text:span text:style-name="T21">notation.</text:span> </text:p>
      <text:p text:style-name="P21"><text:span text:style-name="T11">function</text:span> <text:span text:style-name="T14">truthCheck</text:span>(<text:span text:style-name="T14">collection</text:span>, <text:span text:style-name="T14">pre</text:span>) {</text:p>
      <text:p text:style-name="P35">// Is everyone being true?</text:p>
      <text:p text:style-name="P22"><text:span text:style-name="T11">return</text:span> <text:span text:style-name="T14">collection</text:span>.<text:span text:style-name="T14">every</text:span>(<text:span text:style-name="T11">function</text:span>(<text:span text:style-name="T14">dataPoint</text:span>){</text:p>
      <text:p text:style-name="P22"><text:span text:style-name="T11">return</text:span> <text:span text:style-name="T14">dataPoint</text:span>[<text:span text:style-name="T14">pre</text:span>];</text:p>
      <text:p text:style-name="P22">});</text:p>
      <text:p text:style-name="P35">// let result = true;</text:p>
      <text:p text:style-name="P35">// for(let i = 0; i &lt; collection.length; i++){</text:p>
      <text:p text:style-name="P35">// console.log(collection[i][pre]);</text:p>
      <text:p text:style-name="P35">// if (</text:p>
      <text:p text:style-name="P35">// Number.isNaN(collection[i][pre]) ||</text:p>
      <text:p text:style-name="P35">// collection[i][pre] === undefined ||</text:p>
      <text:p text:style-name="P35">// collection[i][pre] === null ||</text:p>
      <text:p text:style-name="P35">// collection[i][pre] === 0 ||</text:p>
      <text:p text:style-name="P35">// collection[i][pre] === ''</text:p>
      <text:p text:style-name="P35">// ) {</text:p>
      <text:p text:style-name="P35">// return false;</text:p>
      <text:p text:style-name="P35"><text:soft-page-break/>// }</text:p>
      <text:p text:style-name="P35">// }</text:p>
      <text:p text:style-name="P22"><text:span text:style-name="T11">return</text:span> <text:span text:style-name="T14">pre</text:span>;</text:p>
      <text:p text:style-name="P22">}</text:p>
      <text:p text:style-name="P34"/>
      <text:p text:style-name="P22"><text:span text:style-name="T11">let</text:span> <text:span text:style-name="T14">finalAnswer</text:span> = <text:span text:style-name="T14">truthCheck</text:span>([{<text:span text:style-name="T24">"user"</text:span>: <text:span text:style-name="T24">"Tinky-Winky"</text:span>, <text:span text:style-name="T24">"sex"</text:span>: <text:span text:style-name="T24">"male"</text:span>}, {<text:span text:style-name="T24">"user"</text:span>: <text:span text:style-name="T24">"Dipsy"</text:span>, <text:span text:style-name="T24">"sex"</text:span>: <text:span text:style-name="T24">"male"</text:span>}, {<text:span text:style-name="T24">"user"</text:span>: <text:span text:style-name="T24">"Laa-Laa"</text:span>, <text:span text:style-name="T24">"sex"</text:span>: <text:span text:style-name="T24">"female"</text:span>}, {<text:span text:style-name="T24">"user"</text:span>: <text:span text:style-name="T24">"Po"</text:span>, <text:span text:style-name="T24">"sex"</text:span>: <text:span text:style-name="T24">"female"</text:span>}], <text:span text:style-name="T24">"sex"</text:span>);</text:p>
      <text:p text:style-name="P22"><text:span text:style-name="T14">console</text:span>.<text:span text:style-name="T14">log</text:span>(<text:span text:style-name="T14">finalAnswer</text:span>)</text:p>
      <text:p text:style-name="P4"/>
      <text:h text:style-name="P41" text:outline-level="2">Arguments Optional</text:h>
      <text:p text:style-name="P4"><text:span text:style-name="T21">Create a function that sums two arguments together. If only one argument is provided, then return a function that expects one argument and returns the sum. For example, </text:span><text:span text:style-name="Source_20_Text"><text:span text:style-name="T28">addTogether(2, 3)</text:span></text:span> <text:span text:style-name="T21">should return </text:span><text:span text:style-name="Source_20_Text"><text:span text:style-name="T28">5</text:span></text:span><text:span text:style-name="T21">, and </text:span><text:span text:style-name="Source_20_Text"><text:span text:style-name="T28">addTogether(2)</text:span></text:span> <text:span text:style-name="T21">should return a function. Calling this returned function with a single argument will then return the sum: </text:span><text:span text:style-name="Source_20_Text"><text:span text:style-name="T28">var sumTwoAnd = addTogether(2);</text:span></text:span> <text:span text:style-name="Source_20_Text"><text:span text:style-name="T28">sumTwoAnd(3)</text:span></text:span> <text:span text:style-name="T21">returns </text:span><text:span text:style-name="Source_20_Text"><text:span text:style-name="T28">5</text:span></text:span><text:span text:style-name="T21">. If either argument isn't a valid number, return undefined</text:span> </text:p>
      <text:p text:style-name="P21"><text:span text:style-name="T11">function</text:span> <text:span text:style-name="T14">addTogether</text:span>() {</text:p>
      <text:p text:style-name="P22"><text:span text:style-name="T11">let</text:span> <text:span text:style-name="T14">firstArgument</text:span> = <text:span text:style-name="T14">arguments</text:span>[<text:span text:style-name="T18">0</text:span>];</text:p>
      <text:p text:style-name="P34"/>
      <text:p text:style-name="P22"><text:span text:style-name="T11">if</text:span> (<text:span text:style-name="T14">arguments</text:span>.<text:span text:style-name="T14">length</text:span> &gt; <text:span text:style-name="T18">1</text:span>){</text:p>
      <text:p text:style-name="P22"><text:span text:style-name="T11">let</text:span> <text:span text:style-name="T14">secondArgument</text:span> = <text:span text:style-name="T14">arguments</text:span>[<text:span text:style-name="T18">1</text:span>];</text:p>
      <text:p text:style-name="P22"><text:span text:style-name="T11">return</text:span> <text:span text:style-name="T14">checkArgumentsAndAddIfValid</text:span>(<text:span text:style-name="T14">firstArgument</text:span>, <text:span text:style-name="T14">secondArgument</text:span>)</text:p>
      <text:p text:style-name="P22">} <text:span text:style-name="T11">else</text:span> <text:span text:style-name="T11">if</text:span> (<text:span text:style-name="T14">arguments</text:span>.<text:span text:style-name="T14">length</text:span> === <text:span text:style-name="T18">1</text:span>){</text:p>
      <text:p text:style-name="P22"><text:span text:style-name="T11">if</text:span> (<text:span text:style-name="T14">argumentCheck</text:span>(<text:span text:style-name="T14">firstArgument</text:span>) === <text:span text:style-name="T11">undefined</text:span>){</text:p>
      <text:p text:style-name="P22"><text:span text:style-name="T11">return</text:span> <text:span text:style-name="T11">undefined</text:span>;</text:p>
      <text:p text:style-name="P22">} <text:span text:style-name="T11">else</text:span> {</text:p>
      <text:p text:style-name="P22"><text:span text:style-name="T11">return</text:span> <text:span text:style-name="T11">function</text:span>(<text:span text:style-name="T14">secondArgument</text:span>){</text:p>
      <text:p text:style-name="P22"><text:span text:style-name="T11">return</text:span> <text:span text:style-name="T14">checkArgumentsAndAddIfValid</text:span>(<text:span text:style-name="T14">firstArgument</text:span>, <text:span text:style-name="T14">secondArgument</text:span>)</text:p>
      <text:p text:style-name="P22">}</text:p>
      <text:p text:style-name="P22">}</text:p>
      <text:p text:style-name="P22">}</text:p>
      <text:p text:style-name="P22">}</text:p>
      <text:p text:style-name="P34"/>
      <text:p text:style-name="P22"><text:span text:style-name="T11">function</text:span> <text:span text:style-name="T14">argumentCheck</text:span>(<text:span text:style-name="T14">argument</text:span>){</text:p>
      <text:p text:style-name="P22"><text:span text:style-name="T11">if</text:span> (<text:span text:style-name="T11">typeof</text:span> <text:span text:style-name="T14">argument</text:span> === <text:span text:style-name="T24">"number"</text:span>){</text:p>
      <text:p text:style-name="P22"><text:span text:style-name="T11">return</text:span> <text:span text:style-name="T14">argument</text:span>;</text:p>
      <text:p text:style-name="P22">} <text:span text:style-name="T11">else</text:span> {</text:p>
      <text:p text:style-name="P22"><text:span text:style-name="T11">return</text:span> <text:span text:style-name="T11">undefined</text:span>;</text:p>
      <text:p text:style-name="P22"><text:soft-page-break/>}</text:p>
      <text:p text:style-name="P22">}</text:p>
      <text:p text:style-name="P34"/>
      <text:p text:style-name="P22"><text:span text:style-name="T11">function</text:span> <text:span text:style-name="T14">checkArgumentsAndAddIfValid</text:span>(<text:span text:style-name="T14">first</text:span>, <text:span text:style-name="T14">second</text:span>){</text:p>
      <text:p text:style-name="P22"><text:span text:style-name="T11">if</text:span>(</text:p>
      <text:p text:style-name="P22"><text:span text:style-name="T14">argumentCheck</text:span>(<text:span text:style-name="T14">first</text:span>) != <text:span text:style-name="T11">undefined</text:span> &amp;&amp;</text:p>
      <text:p text:style-name="P22"><text:span text:style-name="T14">argumentCheck</text:span>(<text:span text:style-name="T14">second</text:span>) != <text:span text:style-name="T11">undefined</text:span>){</text:p>
      <text:p text:style-name="P22"><text:span text:style-name="T11">return</text:span> <text:span text:style-name="T14">first</text:span> + <text:span text:style-name="T14">second</text:span>;</text:p>
      <text:p text:style-name="P22">} <text:span text:style-name="T11">else</text:span> {</text:p>
      <text:p text:style-name="P22"><text:span text:style-name="T11">return</text:span> <text:span text:style-name="T11">undefined</text:span>;</text:p>
      <text:p text:style-name="P22">}</text:p>
      <text:p text:style-name="P22">}</text:p>
      <text:p text:style-name="P34"/>
      <text:p text:style-name="P22"><text:span text:style-name="T11">let</text:span> <text:span text:style-name="T14">sumThreeAnd</text:span> = <text:span text:style-name="T14">addTogether</text:span>(<text:span text:style-name="T18">2</text:span>,<text:span text:style-name="T18">3</text:span>);</text:p>
      <text:p text:style-name="P22"><text:span text:style-name="T14">console</text:span>.<text:span text:style-name="T14">log</text:span>(<text:span text:style-name="T14">sumThreeAnd</text:span>);</text:p>
      <text:p text:style-name="P4"/>
      <text:h text:style-name="P41" text:outline-level="2">Make a Person</text:h>
      <text:p text:style-name="P18">Fill in the object constructor with the following methods below:</text:p>
      <text:p text:style-name="P8"><text:span text:style-name="Source_20_Text"><text:span text:style-name="T5">getFirstName()</text:span></text:span></text:p>
      <text:p text:style-name="P45"><text:span text:style-name="Source_20_Text"><text:span text:style-name="T5">getLastName()</text:span></text:span></text:p>
      <text:p text:style-name="P45"><text:span text:style-name="Source_20_Text"><text:span text:style-name="T5">getFullName()</text:span></text:span></text:p>
      <text:p text:style-name="P45"><text:span text:style-name="Source_20_Text"><text:span text:style-name="T5">setFirstName(first)</text:span></text:span></text:p>
      <text:p text:style-name="P45"><text:span text:style-name="Source_20_Text"><text:span text:style-name="T5">setLastName(last)</text:span></text:span></text:p>
      <text:p text:style-name="P45"><text:span text:style-name="Source_20_Text"><text:span text:style-name="T5">setFullName(firstAndLast)</text:span></text:span></text:p>
      <text:p text:style-name="P6">Run the tests to see the expected output for each method. The methods that take an argument must accept only one argument and it has to be a string. These methods must be the only available means of interacting with the object.</text:p>
      <text:p text:style-name="P21"><text:span text:style-name="T11">var</text:span> <text:span text:style-name="T17">Person</text:span> = <text:span text:style-name="T11">function</text:span>(<text:span text:style-name="T14">firstAndLast</text:span>) {</text:p>
      <text:p text:style-name="P35">// Complete the method below and implement the others similarly</text:p>
      <text:p text:style-name="P22"><text:span text:style-name="T11">this</text:span>.<text:span text:style-name="T14">getFullName</text:span> = <text:span text:style-name="T11">function</text:span>() {</text:p>
      <text:p text:style-name="P22"><text:span text:style-name="T11">return</text:span> <text:span text:style-name="T14">firstAndLast</text:span>;</text:p>
      <text:p text:style-name="P22">};</text:p>
      <text:p text:style-name="P22"><text:span text:style-name="T11">this</text:span>.<text:span text:style-name="T14">getFirstName</text:span> = <text:span text:style-name="T11">function</text:span>(){</text:p>
      <text:p text:style-name="P22"><text:span text:style-name="T11">return</text:span> <text:span text:style-name="T14">firstAndLast</text:span>.<text:span text:style-name="T14">split</text:span>(<text:span text:style-name="T24">" "</text:span>)[<text:span text:style-name="T18">0</text:span>];</text:p>
      <text:p text:style-name="P22">};</text:p>
      <text:p text:style-name="P34"/>
      <text:p text:style-name="P22"><text:span text:style-name="T11">this</text:span>.<text:span text:style-name="T14">getLastName</text:span> = <text:span text:style-name="T11">function</text:span>(){</text:p>
      <text:p text:style-name="P22"><text:span text:style-name="T11">return</text:span> <text:span text:style-name="T14">firstAndLast</text:span>.<text:span text:style-name="T14">split</text:span>(<text:span text:style-name="T24">" "</text:span>)[<text:span text:style-name="T18">1</text:span>];</text:p>
      <text:p text:style-name="P22">};</text:p>
      <text:p text:style-name="P34"/>
      <text:p text:style-name="P22"><text:span text:style-name="T11">this</text:span>.<text:span text:style-name="T14">setfullName</text:span> = <text:span text:style-name="T11">function</text:span>(<text:span text:style-name="T14">newFullName</text:span>){</text:p>
      <text:p text:style-name="P22"><text:soft-page-break/><text:span text:style-name="T11">return</text:span> <text:span text:style-name="T14">firstAndLast</text:span> = <text:span text:style-name="T14">newFullName</text:span>;</text:p>
      <text:p text:style-name="P22">}</text:p>
      <text:p text:style-name="P34"/>
      <text:p text:style-name="P22"><text:span text:style-name="T11">this</text:span>.<text:span text:style-name="T14">setFirstName</text:span> = <text:span text:style-name="T11">function</text:span>(<text:span text:style-name="T14">newFirstName</text:span>){</text:p>
      <text:p text:style-name="P22"><text:span text:style-name="T11">return</text:span> <text:span text:style-name="T14">firstAndLast</text:span> = <text:span text:style-name="T14">newFirstName</text:span> + <text:span text:style-name="T24">' '</text:span> + <text:span text:style-name="T11">this</text:span>.<text:span text:style-name="T14">getLastName</text:span>();</text:p>
      <text:p text:style-name="P22">}</text:p>
      <text:p text:style-name="P34"/>
      <text:p text:style-name="P22"><text:span text:style-name="T11">this</text:span>.<text:span text:style-name="T14">setLastName</text:span> = <text:span text:style-name="T11">function</text:span>(){</text:p>
      <text:p text:style-name="P22"><text:span text:style-name="T11">return</text:span> <text:span text:style-name="T14">firstAndLast</text:span> = <text:span text:style-name="T11">this</text:span>.<text:span text:style-name="T14">getFirstName</text:span>() + <text:span text:style-name="T24">' '</text:span> + <text:span text:style-name="T14">newLastName</text:span>;</text:p>
      <text:p text:style-name="P22">}</text:p>
      <text:p text:style-name="P22">};</text:p>
      <text:p text:style-name="P34"/>
      <text:p text:style-name="P22"><text:span text:style-name="T11">var</text:span> <text:span text:style-name="T14">bob</text:span> = <text:span text:style-name="T11">new</text:span> <text:span text:style-name="T17">Person</text:span>(<text:span text:style-name="T24">'Bob Ross'</text:span>);</text:p>
      <text:p text:style-name="P35">//bob.setLastName("Haskell");</text:p>
      <text:p text:style-name="P22"><text:span text:style-name="T14">console</text:span>.<text:span text:style-name="T14">log</text:span>(<text:span text:style-name="T14">bob</text:span>.<text:span text:style-name="T14">getFullName</text:span>());</text:p>
      <text:p text:style-name="P4"/>
      <text:h text:style-name="P41" text:outline-level="2">Map the Debris</text:h>
      <text:p text:style-name="P4"><text:span text:style-name="T21">Return a new array that transforms the elements' average altitude into their orbital periods (in seconds). The array will contain objects in the format </text:span><text:span text:style-name="Source_20_Text"><text:span text:style-name="T28">{name: 'name', avgAlt: avgAlt}</text:span></text:span><text:span text:style-name="T21">. The values should be rounded to the nearest whole number. The body being orbited is Earth. The radius of the earth is 6367.4447 kilometers, and the GM value of earth is 398600.4418 km</text:span><text:span text:style-name="T23">3</text:span><text:span text:style-name="T21">s</text:span><text:span text:style-name="T23">-2</text:span><text:span text:style-name="T21">.</text:span> </text:p>
      <text:p text:style-name="P47"><text:span text:style-name="T11">function</text:span> <text:span text:style-name="T14">orbitalPeriod</text:span>(<text:span text:style-name="T14">arr</text:span>) {</text:p>
      <text:p text:style-name="P22"><text:span text:style-name="T11">let</text:span> <text:span text:style-name="T14">orbitalPeriodResults</text:span> = [];</text:p>
      <text:p text:style-name="P34"/>
      <text:p text:style-name="P22"><text:span text:style-name="T14">arr</text:span>.<text:span text:style-name="T14">forEach</text:span>(<text:span text:style-name="T11">function</text:span>(<text:span text:style-name="T14">dataPoint</text:span>){</text:p>
      <text:p text:style-name="P22"><text:span text:style-name="T11">let</text:span> <text:span text:style-name="T14">translatedDataPoint</text:span> = {};</text:p>
      <text:p text:style-name="P22"><text:span text:style-name="T14">translatedDataPoint</text:span>.<text:span text:style-name="T14">orbitalPeriod</text:span> = <text:span text:style-name="T14">calculateOrbitalPeriodAroundEarth</text:span>(<text:span text:style-name="T14">dataPoint</text:span>.<text:span text:style-name="T14">avgAlt</text:span>);</text:p>
      <text:p text:style-name="P22"><text:span text:style-name="T14">translatedDataPoint</text:span>.<text:span text:style-name="T14">name</text:span> = <text:span text:style-name="T14">dataPoint</text:span>.<text:span text:style-name="T14">name</text:span>;</text:p>
      <text:p text:style-name="P22"><text:span text:style-name="T14">orbitalPeriodResults</text:span>.<text:span text:style-name="T14">push</text:span>(<text:span text:style-name="T14">translatedDataPoint</text:span>);</text:p>
      <text:p text:style-name="P22">});</text:p>
      <text:p text:style-name="P34"/>
      <text:p text:style-name="P22"><text:span text:style-name="T11">return</text:span> <text:span text:style-name="T14">orbitalPeriodResults</text:span>;</text:p>
      <text:p text:style-name="P22">}</text:p>
      <text:p text:style-name="P34"/>
      <text:p text:style-name="P22"><text:span text:style-name="T11">function</text:span> <text:span text:style-name="T14">calculateOrbitalPeriodAroundEarth</text:span>(<text:span text:style-name="T14">averageAltitude</text:span>){</text:p>
      <text:p text:style-name="P22"><text:span text:style-name="T11">var</text:span> <text:span text:style-name="T17">GM</text:span> = <text:span text:style-name="T18">398600.4418</text:span>;</text:p>
      <text:p text:style-name="P22"><text:span text:style-name="T11">var</text:span> <text:span text:style-name="T14">earthRadius</text:span> = <text:span text:style-name="T18">6367.4447</text:span>;</text:p>
      <text:p text:style-name="P22"><text:span text:style-name="T11">let</text:span> <text:span text:style-name="T14">numberToSquare</text:span> = <text:span text:style-name="T17">Math</text:span>.<text:span text:style-name="T14">pow</text:span>(<text:span text:style-name="T14">earthRadius</text:span> + <text:span text:style-name="T14">averageAltitude</text:span>, <text:span text:style-name="T18">3</text:span>) / <text:span text:style-name="T17">GM</text:span>;</text:p>
      <text:p text:style-name="P22"><text:span text:style-name="T11">let</text:span> <text:span text:style-name="T14">squaredResult</text:span> = <text:span text:style-name="T17">Math</text:span>.<text:span text:style-name="T14">sqrt</text:span>(<text:span text:style-name="T14">numberToSquare</text:span>);</text:p>
      <text:p text:style-name="P22"><text:span text:style-name="T11">let</text:span> <text:span text:style-name="T14">orbitalPeriodResult</text:span> = (<text:span text:style-name="T17">Math</text:span>.<text:span text:style-name="T17">PI</text:span> * <text:span text:style-name="T18">2</text:span>) * <text:span text:style-name="T14">squaredResult</text:span>;</text:p>
      <text:p text:style-name="P22"><text:soft-page-break/><text:span text:style-name="T11">return</text:span> <text:span text:style-name="T17">Math</text:span>.<text:span text:style-name="T14">round</text:span>(<text:span text:style-name="T14">orbitalPeriodResult</text:span>);</text:p>
      <text:p text:style-name="P22">}</text:p>
      <text:p text:style-name="P44"><text:line-break/></text:p>
      <text:p text:style-name="P22"><text:span text:style-name="T14">console</text:span>.<text:span text:style-name="T14">log</text:span>(<text:span text:style-name="T14">orbitalPeriod</text:span>([</text:p>
      <text:p text:style-name="P22">{<text:span text:style-name="T14">name</text:span>: <text:span text:style-name="T24">"iss"</text:span>, <text:span text:style-name="T14">avgAlt</text:span>: <text:span text:style-name="T18">413.6</text:span>},</text:p>
      <text:p text:style-name="P22">{<text:span text:style-name="T14">name</text:span>: <text:span text:style-name="T24">"hubble"</text:span>, <text:span text:style-name="T14">avgAlt</text:span>: <text:span text:style-name="T18">556.7</text:span>},</text:p>
      <text:p text:style-name="P22">{<text:span text:style-name="T14">name</text:span>: <text:span text:style-name="T24">"moon"</text:span>, <text:span text:style-name="T14">avgAlt</text:span>: <text:span text:style-name="T18">378632.553</text:span>},</text:p>
      <text:p text:style-name="P22">]</text:p>
      <text:p text:style-name="P22">));</text:p>
      <text:p text:style-name="P47"/>
      <text:p text:style-name="P22"><text:span text:style-name="T11">return</text:span> <text:span text:style-name="T17">Math</text:span>.<text:span text:style-name="T14">round</text:span>(<text:span text:style-name="T14">orbitalPeriodResult</text:span>);</text:p>
      <text:p text:style-name="P22">}</text:p>
      <text:p text:style-name="P44"><text:line-break/></text:p>
      <text:p text:style-name="P22"><text:span text:style-name="T14">console</text:span>.<text:span text:style-name="T14">log</text:span>(<text:span text:style-name="T14">orbitalPeriod</text:span>([{<text:span text:style-name="T14">name</text:span> : <text:span text:style-name="T24">"sputnik"</text:span>, <text:span text:style-name="T14">avgAlt</text:span> : <text:span text:style-name="T18">35873.5553</text:span>}]);</text:p>
      <text:p text:style-name="P35">// console.log(result)</text:p>
      <text:p text:style-name="P4"/>
      <text:p text:style-name="P4"/>
      <text:p text:style-name="P4"/>
      <text:p text:style-name="P3"/>
      <text:p text:style-name="P22"/>
      <text:p text:style-name="P32"/>
      <text:p text:style-name="P32"/>
      <text:p text:style-name="P32"/>
      <text:p text:style-name="P32"/>
      <text:p text:style-name="P22"/>
      <text:p text:style-name="P22"/>
      <text:p text:style-name="P22"/>
      <text:p text:style-name="Standard"><text:line-break/></text:p>
      <text:p text:style-name="P13"/>
      <text:p text:style-name="P2"/>
      <text:p text:style-name="P2"/>
      <text:p text:style-name="P32"/>
      <text:p text:style-name="P10"><text:soft-page-break/></text:p>
      <text:p text:style-name="P10"/>
      <text:p text:style-name="P33"><text:s/></text:p>
      <text:p text:style-name="P22"/>
      <text:p text:style-name="Standard"/>
      <text:p text:style-name="P31"/>
      <text:p text:style-name="P3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Lato" svg:font-family="Lato, apple-system, BlinkMacSystemFont, 'Segoe UI', Roboto, Oxygen, Ubuntu, Cantarell, 'Fira Sans', 'Droid Sans', 'Helvetica Neue', sans-serif"/>
    <style:font-face style:name="Lato1" svg:font-family="Lato, sans-serif"/>
    <style:font-face style:name="SFMono-Regular" svg:font-family="SFMono-Regular, Consolas, 'Roboto Mono', 'Droid Sans Mono', 'Liberation Mono', Menlo, Courier,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Definition"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4T15:08:13.677000000</meta:creation-date>
    <dc:date>2020-09-30T14:00:42.791000000</dc:date>
    <meta:editing-duration>PT5H52M34S</meta:editing-duration>
    <meta:editing-cycles>10</meta:editing-cycles>
    <meta:generator>LibreOffice/6.2.3.2$Windows_X86_64 LibreOffice_project/aecc05fe267cc68dde00352a451aa867b3b546ac</meta:generator>
    <meta:document-statistic meta:table-count="0" meta:image-count="0" meta:object-count="0" meta:page-count="16" meta:paragraph-count="454" meta:word-count="2521" meta:character-count="17042" meta:non-whitespace-character-count="14942"/>
  </office:meta>
</office:document-meta>
</file>